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6.5in" fo:margin-left="0.0007in" fo:margin-top="0in" fo:margin-bottom="0in" table:align="left" style:writing-mode="page"/>
    </style:style>
    <style:style style:name="Table1.A" style:family="table-column">
      <style:table-column-properties style:column-width="0.5556in"/>
    </style:style>
    <style:style style:name="Table1.B" style:family="table-column">
      <style:table-column-properties style:column-width="1.8049in"/>
    </style:style>
    <style:style style:name="Table1.C" style:family="table-column">
      <style:table-column-properties style:column-width="1.1118in"/>
    </style:style>
    <style:style style:name="Table1.D" style:family="table-column">
      <style:table-column-properties style:column-width="3.0278in"/>
    </style:style>
    <style:style style:name="Table1.1" style:family="table-row">
      <style:table-row-properties fo:keep-together="auto"/>
    </style:style>
    <style:style style:name="Table1.A1" style:family="table-cell">
      <style:table-cell-properties fo:background-color="#1b3a5c" fo:padding-left="0.0833in" fo:padding-right="0.0833in" fo:padding-top="0.0556in" fo:padding-bottom="0.0556in" fo:border="0.1pt solid #1b3a5c">
        <style:background-image/>
      </style:table-cell-properties>
    </style:style>
    <style:style style:name="Table1.A2" style:family="table-cell">
      <style:table-cell-properties fo:background-color="#ffffff" fo:padding-left="0.0833in" fo:padding-right="0.0833in" fo:padding-top="0.0417in" fo:padding-bottom="0.0417in" fo:border="0.1pt solid #d0d7de">
        <style:background-image/>
      </style:table-cell-properties>
    </style:style>
    <style:style style:name="Table1.A3" style:family="table-cell">
      <style:table-cell-properties fo:background-color="#f4f6f8" fo:padding-left="0.0833in" fo:padding-right="0.0833in" fo:padding-top="0.0417in" fo:padding-bottom="0.0417in" fo:border="0.1pt solid #d0d7de">
        <style:background-image/>
      </style:table-cell-properties>
    </style:style>
    <style:style style:name="Table2" style:family="table">
      <style:table-properties style:width="6.5in" fo:margin-left="0.0007in" fo:margin-top="0in" fo:margin-bottom="0in" table:align="left" style:writing-mode="page"/>
    </style:style>
    <style:style style:name="Table2.A" style:family="table-column">
      <style:table-column-properties style:column-width="1.3889in"/>
    </style:style>
    <style:style style:name="Table2.B" style:family="table-column">
      <style:table-column-properties style:column-width="1.6667in"/>
    </style:style>
    <style:style style:name="Table2.C" style:family="table-column">
      <style:table-column-properties style:column-width="3.4444in"/>
    </style:style>
    <style:style style:name="Table2.1" style:family="table-row">
      <style:table-row-properties fo:keep-together="auto"/>
    </style:style>
    <style:style style:name="Table2.A1" style:family="table-cell">
      <style:table-cell-properties fo:background-color="#1b3a5c" fo:padding-left="0.0833in" fo:padding-right="0.0833in" fo:padding-top="0.0556in" fo:padding-bottom="0.0556in" fo:border="0.1pt solid #1b3a5c">
        <style:background-image/>
      </style:table-cell-properties>
    </style:style>
    <style:style style:name="Table2.A2" style:family="table-cell">
      <style:table-cell-properties fo:background-color="#ffffff" fo:padding-left="0.0833in" fo:padding-right="0.0833in" fo:padding-top="0.0417in" fo:padding-bottom="0.0417in" fo:border="0.1pt solid #d0d7de">
        <style:background-image/>
      </style:table-cell-properties>
    </style:style>
    <style:style style:name="Table2.A3" style:family="table-cell">
      <style:table-cell-properties fo:background-color="#f4f6f8" fo:padding-left="0.0833in" fo:padding-right="0.0833in" fo:padding-top="0.0417in" fo:padding-bottom="0.0417in" fo:border="0.1pt solid #d0d7de">
        <style:background-image/>
      </style:table-cell-properties>
    </style:style>
    <style:style style:name="Table3" style:family="table">
      <style:table-properties style:width="6.5in" fo:margin-left="0.0007in" fo:margin-top="0in" fo:margin-bottom="0in" table:align="left" style:writing-mode="page"/>
    </style:style>
    <style:style style:name="Table3.A" style:family="table-column">
      <style:table-column-properties style:column-width="1.3889in"/>
    </style:style>
    <style:style style:name="Table3.B" style:family="table-column">
      <style:table-column-properties style:column-width="0.5549in"/>
    </style:style>
    <style:style style:name="Table3.C" style:family="table-column">
      <style:table-column-properties style:column-width="1.2507in"/>
    </style:style>
    <style:style style:name="Table3.D" style:family="table-column">
      <style:table-column-properties style:column-width="3.3056in"/>
    </style:style>
    <style:style style:name="Table3.1" style:family="table-row">
      <style:table-row-properties fo:keep-together="auto"/>
    </style:style>
    <style:style style:name="Table3.A1" style:family="table-cell">
      <style:table-cell-properties fo:background-color="#1b3a5c" fo:padding-left="0.0833in" fo:padding-right="0.0833in" fo:padding-top="0.0556in" fo:padding-bottom="0.0556in" fo:border="0.1pt solid #1b3a5c">
        <style:background-image/>
      </style:table-cell-properties>
    </style:style>
    <style:style style:name="Table3.A2" style:family="table-cell">
      <style:table-cell-properties fo:background-color="#ffffff" fo:padding-left="0.0833in" fo:padding-right="0.0833in" fo:padding-top="0.0417in" fo:padding-bottom="0.0417in" fo:border="0.1pt solid #d0d7de">
        <style:background-image/>
      </style:table-cell-properties>
    </style:style>
    <style:style style:name="Table3.A3" style:family="table-cell">
      <style:table-cell-properties fo:background-color="#f4f6f8" fo:padding-left="0.0833in" fo:padding-right="0.0833in" fo:padding-top="0.0417in" fo:padding-bottom="0.0417in" fo:border="0.1pt solid #d0d7de">
        <style:background-image/>
      </style:table-cell-properties>
    </style:style>
    <style:style style:name="Table4" style:family="table">
      <style:table-properties style:width="6.5in" fo:margin-left="0.0007in" fo:margin-top="0in" fo:margin-bottom="0in" table:align="left" style:writing-mode="page"/>
    </style:style>
    <style:style style:name="Table4.A" style:family="table-column">
      <style:table-column-properties style:column-width="1.9438in"/>
    </style:style>
    <style:style style:name="Table4.B" style:family="table-column">
      <style:table-column-properties style:column-width="1.3889in"/>
    </style:style>
    <style:style style:name="Table4.C" style:family="table-column">
      <style:table-column-properties style:column-width="3.1674in"/>
    </style:style>
    <style:style style:name="Table4.1" style:family="table-row">
      <style:table-row-properties fo:keep-together="auto"/>
    </style:style>
    <style:style style:name="Table4.A1" style:family="table-cell">
      <style:table-cell-properties fo:background-color="#1b3a5c" fo:padding-left="0.0833in" fo:padding-right="0.0833in" fo:padding-top="0.0556in" fo:padding-bottom="0.0556in" fo:border="0.1pt solid #1b3a5c">
        <style:background-image/>
      </style:table-cell-properties>
    </style:style>
    <style:style style:name="Table4.A2" style:family="table-cell">
      <style:table-cell-properties fo:background-color="#ffffff" fo:padding-left="0.0833in" fo:padding-right="0.0833in" fo:padding-top="0.0417in" fo:padding-bottom="0.0417in" fo:border="0.1pt solid #d0d7de">
        <style:background-image/>
      </style:table-cell-properties>
    </style:style>
    <style:style style:name="Table4.A3" style:family="table-cell">
      <style:table-cell-properties fo:background-color="#f4f6f8" fo:padding-left="0.0833in" fo:padding-right="0.0833in" fo:padding-top="0.0417in" fo:padding-bottom="0.0417in" fo:border="0.1pt solid #d0d7de">
        <style:background-image/>
      </style:table-cell-properties>
    </style:style>
    <style:style style:name="Table5" style:family="table">
      <style:table-properties style:width="6.5in" fo:margin-left="0.0007in" fo:margin-top="0in" fo:margin-bottom="0in" table:align="left" style:writing-mode="page"/>
    </style:style>
    <style:style style:name="Table5.A" style:family="table-column">
      <style:table-column-properties style:column-width="1.1104in"/>
    </style:style>
    <style:style style:name="Table5.B" style:family="table-column">
      <style:table-column-properties style:column-width="1.9451in"/>
    </style:style>
    <style:style style:name="Table5.C" style:family="table-column">
      <style:table-column-properties style:column-width="3.4444in"/>
    </style:style>
    <style:style style:name="Table5.1" style:family="table-row">
      <style:table-row-properties fo:keep-together="auto"/>
    </style:style>
    <style:style style:name="Table5.A1" style:family="table-cell">
      <style:table-cell-properties fo:background-color="#1b3a5c" fo:padding-left="0.0833in" fo:padding-right="0.0833in" fo:padding-top="0.0556in" fo:padding-bottom="0.0556in" fo:border="0.1pt solid #1b3a5c">
        <style:background-image/>
      </style:table-cell-properties>
    </style:style>
    <style:style style:name="Table5.A2" style:family="table-cell">
      <style:table-cell-properties fo:background-color="#ffffff" fo:padding-left="0.0833in" fo:padding-right="0.0833in" fo:padding-top="0.0417in" fo:padding-bottom="0.0417in" fo:border="0.1pt solid #d0d7de">
        <style:background-image/>
      </style:table-cell-properties>
    </style:style>
    <style:style style:name="Table5.A3" style:family="table-cell">
      <style:table-cell-properties fo:background-color="#f4f6f8" fo:padding-left="0.0833in" fo:padding-right="0.0833in" fo:padding-top="0.0417in" fo:padding-bottom="0.0417in" fo:border="0.1pt solid #d0d7de">
        <style:background-image/>
      </style:table-cell-properties>
    </style:style>
    <style:style style:name="Table6" style:family="table">
      <style:table-properties style:width="6.5in" fo:margin-left="0.0007in" fo:margin-top="0in" fo:margin-bottom="0in" table:align="left" style:writing-mode="page"/>
    </style:style>
    <style:style style:name="Table6.A" style:family="table-column">
      <style:table-column-properties style:column-width="0.8326in"/>
    </style:style>
    <style:style style:name="Table6.B" style:family="table-column">
      <style:table-column-properties style:column-width="2.5in"/>
    </style:style>
    <style:style style:name="Table6.C" style:family="table-column">
      <style:table-column-properties style:column-width="3.1674in"/>
    </style:style>
    <style:style style:name="Table6.1" style:family="table-row">
      <style:table-row-properties fo:keep-together="auto"/>
    </style:style>
    <style:style style:name="Table6.A1" style:family="table-cell">
      <style:table-cell-properties fo:background-color="#1b3a5c" fo:padding-left="0.0833in" fo:padding-right="0.0833in" fo:padding-top="0.0556in" fo:padding-bottom="0.0556in" fo:border="0.1pt solid #1b3a5c">
        <style:background-image/>
      </style:table-cell-properties>
    </style:style>
    <style:style style:name="Table6.A2" style:family="table-cell">
      <style:table-cell-properties fo:background-color="#ffffff" fo:padding-left="0.0833in" fo:padding-right="0.0833in" fo:padding-top="0.0417in" fo:padding-bottom="0.0417in" fo:border="0.1pt solid #d0d7de">
        <style:background-image/>
      </style:table-cell-properties>
    </style:style>
    <style:style style:name="Table6.A3" style:family="table-cell">
      <style:table-cell-properties fo:background-color="#f4f6f8" fo:padding-left="0.0833in" fo:padding-right="0.0833in" fo:padding-top="0.0417in" fo:padding-bottom="0.0417in" fo:border="0.1pt solid #d0d7de">
        <style:background-image/>
      </style:table-cell-properties>
    </style:style>
    <style:style style:name="Table7" style:family="table">
      <style:table-properties style:width="6.5in" fo:margin-left="0.0007in" fo:margin-top="0in" fo:margin-bottom="0in" table:align="left" style:writing-mode="page"/>
    </style:style>
    <style:style style:name="Table7.A" style:family="table-column">
      <style:table-column-properties style:column-width="1.5271in"/>
    </style:style>
    <style:style style:name="Table7.B" style:family="table-column">
      <style:table-column-properties style:column-width="1.5285in"/>
    </style:style>
    <style:style style:name="Table7.C" style:family="table-column">
      <style:table-column-properties style:column-width="3.4444in"/>
    </style:style>
    <style:style style:name="Table7.1" style:family="table-row">
      <style:table-row-properties fo:keep-together="auto"/>
    </style:style>
    <style:style style:name="Table7.A1" style:family="table-cell">
      <style:table-cell-properties fo:background-color="#1b3a5c" fo:padding-left="0.0833in" fo:padding-right="0.0833in" fo:padding-top="0.0556in" fo:padding-bottom="0.0556in" fo:border="0.1pt solid #1b3a5c">
        <style:background-image/>
      </style:table-cell-properties>
    </style:style>
    <style:style style:name="Table7.A2" style:family="table-cell">
      <style:table-cell-properties fo:background-color="#ffffff" fo:padding-left="0.0833in" fo:padding-right="0.0833in" fo:padding-top="0.0417in" fo:padding-bottom="0.0417in" fo:border="0.1pt solid #d0d7de">
        <style:background-image/>
      </style:table-cell-properties>
    </style:style>
    <style:style style:name="Table7.A3" style:family="table-cell">
      <style:table-cell-properties fo:background-color="#f4f6f8" fo:padding-left="0.0833in" fo:padding-right="0.0833in" fo:padding-top="0.0417in" fo:padding-bottom="0.0417in" fo:border="0.1pt solid #d0d7de">
        <style:background-image/>
      </style:table-cell-properties>
    </style:style>
    <style:style style:name="Table8" style:family="table">
      <style:table-properties style:width="6.5in" fo:margin-left="0.0007in" fo:margin-top="0in" fo:margin-bottom="0in" table:align="left" style:writing-mode="page"/>
    </style:style>
    <style:style style:name="Table8.A" style:family="table-column">
      <style:table-column-properties style:column-width="1.666in"/>
    </style:style>
    <style:style style:name="Table8.B" style:family="table-column">
      <style:table-column-properties style:column-width="0.8333in"/>
    </style:style>
    <style:style style:name="Table8.C" style:family="table-column">
      <style:table-column-properties style:column-width="4.0007in"/>
    </style:style>
    <style:style style:name="Table8.1" style:family="table-row">
      <style:table-row-properties fo:keep-together="auto"/>
    </style:style>
    <style:style style:name="Table8.A1" style:family="table-cell">
      <style:table-cell-properties fo:background-color="#1b3a5c" fo:padding-left="0.0833in" fo:padding-right="0.0833in" fo:padding-top="0.0556in" fo:padding-bottom="0.0556in" fo:border="0.1pt solid #1b3a5c">
        <style:background-image/>
      </style:table-cell-properties>
    </style:style>
    <style:style style:name="Table8.A2" style:family="table-cell">
      <style:table-cell-properties fo:background-color="#ffffff" fo:padding-left="0.0833in" fo:padding-right="0.0833in" fo:padding-top="0.0417in" fo:padding-bottom="0.0417in" fo:border="0.1pt solid #d0d7de">
        <style:background-image/>
      </style:table-cell-properties>
    </style:style>
    <style:style style:name="Table8.A3" style:family="table-cell">
      <style:table-cell-properties fo:background-color="#f4f6f8" fo:padding-left="0.0833in" fo:padding-right="0.0833in" fo:padding-top="0.0417in" fo:padding-bottom="0.0417in" fo:border="0.1pt solid #d0d7de">
        <style:background-image/>
      </style:table-cell-properties>
    </style:style>
    <style:style style:name="Table9" style:family="table">
      <style:table-properties style:width="6.5in" fo:margin-left="0.0007in" fo:margin-top="0in" fo:margin-bottom="0in" table:align="left" style:writing-mode="page"/>
    </style:style>
    <style:style style:name="Table9.A" style:family="table-column">
      <style:table-column-properties style:column-width="2.4993in"/>
    </style:style>
    <style:style style:name="Table9.B" style:family="table-column">
      <style:table-column-properties style:column-width="4.0007in"/>
    </style:style>
    <style:style style:name="Table9.1" style:family="table-row">
      <style:table-row-properties fo:keep-together="auto"/>
    </style:style>
    <style:style style:name="Table9.A1" style:family="table-cell">
      <style:table-cell-properties fo:background-color="#1b3a5c" fo:padding-left="0.0833in" fo:padding-right="0.0833in" fo:padding-top="0.0556in" fo:padding-bottom="0.0556in" fo:border="0.1pt solid #1b3a5c">
        <style:background-image/>
      </style:table-cell-properties>
    </style:style>
    <style:style style:name="Table9.A2" style:family="table-cell">
      <style:table-cell-properties fo:background-color="#ffffff" fo:padding-left="0.0833in" fo:padding-right="0.0833in" fo:padding-top="0.0417in" fo:padding-bottom="0.0417in" fo:border="0.1pt solid #d0d7de">
        <style:background-image/>
      </style:table-cell-properties>
    </style:style>
    <style:style style:name="Table9.A3" style:family="table-cell">
      <style:table-cell-properties fo:background-color="#f4f6f8" fo:padding-left="0.0833in" fo:padding-right="0.0833in" fo:padding-top="0.0417in" fo:padding-bottom="0.0417in" fo:border="0.1pt solid #d0d7de">
        <style:background-image/>
      </style:table-cell-properties>
    </style:style>
    <style:style style:name="Table10" style:family="table">
      <style:table-properties style:width="6.5in" fo:margin-left="0.0007in" fo:margin-top="0in" fo:margin-bottom="0in" table:align="left" style:writing-mode="page"/>
    </style:style>
    <style:style style:name="Table10.A" style:family="table-column">
      <style:table-column-properties style:column-width="4in"/>
    </style:style>
    <style:style style:name="Table10.B" style:family="table-column">
      <style:table-column-properties style:column-width="2.5in"/>
    </style:style>
    <style:style style:name="Table10.1" style:family="table-row">
      <style:table-row-properties fo:keep-together="auto"/>
    </style:style>
    <style:style style:name="Table10.A1" style:family="table-cell">
      <style:table-cell-properties fo:background-color="#1b3a5c" fo:padding-left="0.0833in" fo:padding-right="0.0833in" fo:padding-top="0.0556in" fo:padding-bottom="0.0556in" fo:border="0.1pt solid #1b3a5c">
        <style:background-image/>
      </style:table-cell-properties>
    </style:style>
    <style:style style:name="Table10.A2" style:family="table-cell">
      <style:table-cell-properties fo:background-color="#ffffff" fo:padding-left="0.0833in" fo:padding-right="0.0833in" fo:padding-top="0.0417in" fo:padding-bottom="0.0417in" fo:border="0.1pt solid #d0d7de">
        <style:background-image/>
      </style:table-cell-properties>
    </style:style>
    <style:style style:name="Table10.A3" style:family="table-cell">
      <style:table-cell-properties fo:background-color="#f4f6f8" fo:padding-left="0.0833in" fo:padding-right="0.0833in" fo:padding-top="0.0417in" fo:padding-bottom="0.0417in" fo:border="0.1pt solid #d0d7de">
        <style:background-image/>
      </style:table-cell-properties>
    </style:style>
    <style:style style:name="Table11" style:family="table">
      <style:table-properties style:width="6.5in" fo:margin-left="0.0007in" fo:margin-top="0in" fo:margin-bottom="0in" table:align="left" style:writing-mode="page"/>
    </style:style>
    <style:style style:name="Table11.A" style:family="table-column">
      <style:table-column-properties style:column-width="1.9438in"/>
    </style:style>
    <style:style style:name="Table11.B" style:family="table-column">
      <style:table-column-properties style:column-width="1.8056in"/>
    </style:style>
    <style:style style:name="Table11.C" style:family="table-column">
      <style:table-column-properties style:column-width="2.7507in"/>
    </style:style>
    <style:style style:name="Table11.1" style:family="table-row">
      <style:table-row-properties fo:keep-together="auto"/>
    </style:style>
    <style:style style:name="Table11.A1" style:family="table-cell">
      <style:table-cell-properties fo:background-color="#1b3a5c" fo:padding-left="0.0833in" fo:padding-right="0.0833in" fo:padding-top="0.0556in" fo:padding-bottom="0.0556in" fo:border="0.1pt solid #1b3a5c">
        <style:background-image/>
      </style:table-cell-properties>
    </style:style>
    <style:style style:name="Table11.A2" style:family="table-cell">
      <style:table-cell-properties fo:background-color="#ffffff" fo:padding-left="0.0833in" fo:padding-right="0.0833in" fo:padding-top="0.0417in" fo:padding-bottom="0.0417in" fo:border="0.1pt solid #d0d7de">
        <style:background-image/>
      </style:table-cell-properties>
    </style:style>
    <style:style style:name="Table11.A3" style:family="table-cell">
      <style:table-cell-properties fo:background-color="#f4f6f8" fo:padding-left="0.0833in" fo:padding-right="0.0833in" fo:padding-top="0.0417in" fo:padding-bottom="0.0417in" fo:border="0.1pt solid #d0d7de">
        <style:background-image/>
      </style:table-cell-properties>
    </style:style>
    <style:style style:name="Table12" style:family="table">
      <style:table-properties style:width="6.5in" fo:margin-left="0.0007in" fo:margin-top="0in" fo:margin-bottom="0in" table:align="left" style:writing-mode="page"/>
    </style:style>
    <style:style style:name="Table12.A" style:family="table-column">
      <style:table-column-properties style:column-width="1.1104in"/>
    </style:style>
    <style:style style:name="Table12.B" style:family="table-column">
      <style:table-column-properties style:column-width="5.3896in"/>
    </style:style>
    <style:style style:name="Table12.1" style:family="table-row">
      <style:table-row-properties fo:keep-together="auto"/>
    </style:style>
    <style:style style:name="Table12.A1" style:family="table-cell">
      <style:table-cell-properties fo:background-color="#1b3a5c" fo:padding-left="0.0833in" fo:padding-right="0.0833in" fo:padding-top="0.0556in" fo:padding-bottom="0.0556in" fo:border="0.1pt solid #1b3a5c">
        <style:background-image/>
      </style:table-cell-properties>
    </style:style>
    <style:style style:name="Table12.A2" style:family="table-cell">
      <style:table-cell-properties fo:background-color="#ffffff" fo:padding-left="0.0833in" fo:padding-right="0.0833in" fo:padding-top="0.0417in" fo:padding-bottom="0.0417in" fo:border="0.1pt solid #d0d7de">
        <style:background-image/>
      </style:table-cell-properties>
    </style:style>
    <style:style style:name="Table12.A3" style:family="table-cell">
      <style:table-cell-properties fo:background-color="#f4f6f8" fo:padding-left="0.0833in" fo:padding-right="0.0833in" fo:padding-top="0.0417in" fo:padding-bottom="0.0417in" fo:border="0.1pt solid #d0d7de">
        <style:background-image/>
      </style:table-cell-properties>
    </style:style>
    <style:style style:name="P1" style:family="paragraph" style:parent-style-name="Standard">
      <style:paragraph-properties fo:margin-top="0.6665in" fo:margin-bottom="0in" style:contextual-spacing="false"/>
      <style:text-properties style:font-name="Arial" fo:font-size="11pt" style:font-name-asian="Arial2" style:font-size-asian="11pt" style:font-name-complex="Arial2" style:font-size-complex="11pt"/>
    </style:style>
    <style:style style:name="P2" style:family="paragraph" style:parent-style-name="Standard">
      <style:paragraph-properties fo:margin-top="0in" fo:margin-bottom="0.0835in" style:contextual-spacing="false" fo:text-align="center" style:justify-single-word="false"/>
      <style:text-properties fo:color="#1b3a5c" loext:opacity="100%" style:font-name="Arial" fo:font-size="28pt" fo:font-weight="bold" style:font-name-asian="Arial2" style:font-size-asian="28pt" style:font-weight-asian="bold" style:font-name-complex="Arial2" style:font-size-complex="28pt" style:font-weight-complex="bold"/>
    </style:style>
    <style:style style:name="P3" style:family="paragraph" style:parent-style-name="Standard">
      <style:paragraph-properties fo:margin-top="0in" fo:margin-bottom="0.1665in" style:contextual-spacing="false" fo:text-align="center" style:justify-single-word="false"/>
      <style:text-properties fo:color="#0f6e56" loext:opacity="100%" style:font-name="Arial" fo:font-size="20pt" style:font-name-asian="Arial2" style:font-size-asian="20pt" style:font-name-complex="Arial2" style:font-size-complex="20pt"/>
    </style:style>
    <style:style style:name="P4" style:family="paragraph" style:parent-style-name="Standard">
      <style:paragraph-properties fo:margin-top="0in" fo:margin-bottom="0.3335in" style:contextual-spacing="false" fo:text-align="center" style:justify-single-word="false" fo:padding-left="0in" fo:padding-right="0in" fo:padding-top="0in" fo:padding-bottom="0.111in" fo:border-left="none" fo:border-right="none" fo:border-top="none" fo:border-bottom="0.99pt solid #0f6e56"/>
      <style:text-properties fo:color="#555555" loext:opacity="100%" style:font-name="Arial" fo:font-size="16pt" style:font-name-asian="Arial2" style:font-size-asian="16pt" style:font-name-complex="Arial2" style:font-size-complex="16pt"/>
    </style:style>
    <style:style style:name="P5" style:family="paragraph" style:parent-style-name="Standard">
      <style:paragraph-properties fo:margin-top="0.222in" fo:margin-bottom="0.0555in" style:contextual-spacing="false" fo:text-align="center" style:justify-single-word="false"/>
      <style:text-properties fo:color="#555555" loext:opacity="100%" style:font-name="Arial" fo:font-size="12pt" style:font-name-asian="Arial2" style:font-size-asian="12pt" style:font-name-complex="Arial2" style:font-size-complex="12pt"/>
    </style:style>
    <style:style style:name="P6" style:family="paragraph" style:parent-style-name="Standard">
      <style:paragraph-properties fo:margin-top="0in" fo:margin-bottom="0.6665in" style:contextual-spacing="false" fo:text-align="center" style:justify-single-word="false"/>
      <style:text-properties fo:color="#999999" loext:opacity="100%" style:font-name="Arial" fo:font-size="10pt" style:font-name-asian="Arial2" style:font-size-asian="10pt" style:font-name-complex="Arial2" style:font-size-complex="10pt"/>
    </style:style>
    <style:style style:name="P7" style:family="paragraph" style:parent-style-name="Heading_20_1">
      <style:paragraph-properties fo:margin-top="0in" fo:margin-bottom="0.111in" style:contextual-spacing="false" fo:break-before="page" fo:padding-left="0in" fo:padding-right="0in" fo:padding-top="0in" fo:padding-bottom="0.0555in" fo:border-left="none" fo:border-right="none" fo:border-top="none" fo:border-bottom="0.99pt solid #0f6e56"/>
      <style:text-properties fo:color="#1b3a5c" loext:opacity="100%" style:font-name="Arial" fo:font-size="18pt" fo:font-weight="bold" style:font-name-asian="Arial2" style:font-size-asian="18pt" style:font-weight-asian="bold" style:font-name-complex="Arial2" style:font-size-complex="18pt" style:font-weight-complex="bold"/>
    </style:style>
    <style:style style:name="P8" style:family="paragraph" style:parent-style-name="Standard">
      <style:paragraph-properties fo:margin-top="0in" fo:margin-bottom="0.0835in" style:contextual-spacing="false"/>
      <style:text-properties style:font-name="Arial" fo:font-size="11pt" style:font-name-asian="Arial2" style:font-size-asian="11pt" style:font-name-complex="Arial2" style:font-size-complex="11pt"/>
    </style:style>
    <style:style style:name="P9" style:family="paragraph" style:parent-style-name="Standard">
      <style:paragraph-properties fo:margin-top="0in" fo:margin-bottom="0in" style:contextual-spacing="false"/>
      <style:text-properties style:font-name="Arial" fo:font-size="11pt" style:font-name-asian="Arial2" style:font-size-asian="11pt" style:font-name-complex="Arial2" style:font-size-complex="11pt"/>
    </style:style>
    <style:style style:name="P10" style:family="paragraph" style:parent-style-name="Heading_20_2">
      <style:paragraph-properties fo:margin-top="0.222in" fo:margin-bottom="0.0835in" style:contextual-spacing="false"/>
      <style:text-properties fo:color="#1b3a5c" loext:opacity="100%" style:font-name="Arial" fo:font-size="14pt" fo:font-weight="bold" style:font-name-asian="Arial2" style:font-size-asian="14pt" style:font-weight-asian="bold" style:font-name-complex="Arial2" style:font-size-complex="14pt" style:font-weight-complex="bold"/>
    </style:style>
    <style:style style:name="P11" style:family="paragraph" style:parent-style-name="Standard">
      <style:paragraph-properties fo:margin-top="0in" fo:margin-bottom="0in" style:contextual-spacing="false"/>
      <style:text-properties fo:color="#ffffff" loext:opacity="100%" style:font-name="Arial" fo:font-size="11pt" fo:font-weight="bold" style:font-name-asian="Arial2" style:font-size-asian="11pt" style:font-weight-asian="bold" style:font-name-complex="Arial2" style:font-size-complex="11pt" style:font-weight-complex="bold"/>
    </style:style>
    <style:style style:name="P12" style:family="paragraph" style:parent-style-name="Heading_20_2">
      <style:paragraph-properties fo:margin-top="0.222in" fo:margin-bottom="0.0835in" style:contextual-spacing="false"/>
    </style:style>
    <style:style style:name="P13" style:family="paragraph" style:parent-style-name="List_20_Paragraph" style:list-style-name="WWNum2">
      <style:paragraph-properties fo:margin-top="0in" fo:margin-bottom="0.0417in" style:contextual-spacing="false"/>
    </style:style>
    <style:style style:name="P14" style:family="paragraph" style:parent-style-name="List_20_Paragraph" style:list-style-name="WWNum2">
      <style:paragraph-properties fo:margin-top="0in" fo:margin-bottom="0.0835in" style:contextual-spacing="false"/>
    </style:style>
    <style:style style:name="P15" style:family="paragraph" style:parent-style-name="Heading_20_1">
      <style:paragraph-properties fo:margin-top="0.3335in" fo:margin-bottom="0.111in" style:contextual-spacing="false" fo:padding-left="0in" fo:padding-right="0in" fo:padding-top="0in" fo:padding-bottom="0.0555in" fo:border-left="none" fo:border-right="none" fo:border-top="none" fo:border-bottom="0.99pt solid #0f6e56"/>
      <style:text-properties fo:color="#1b3a5c" loext:opacity="100%" style:font-name="Arial" fo:font-size="18pt" fo:font-weight="bold" style:font-name-asian="Arial2" style:font-size-asian="18pt" style:font-weight-asian="bold" style:font-name-complex="Arial2" style:font-size-complex="18pt" style:font-weight-complex="bold"/>
    </style:style>
    <style:style style:name="P16" style:family="paragraph" style:parent-style-name="List_20_Paragraph" style:list-style-name="WWNum3">
      <style:paragraph-properties fo:margin-top="0in" fo:margin-bottom="0.0417in" style:contextual-spacing="false"/>
      <style:text-properties style:font-name="Arial" fo:font-size="11pt" style:font-name-asian="Arial2" style:font-size-asian="11pt" style:font-name-complex="Arial2" style:font-size-complex="11pt"/>
    </style:style>
    <style:style style:name="P17" style:family="paragraph" style:parent-style-name="Standard">
      <loext:graphic-properties draw:fill="solid" draw:fill-color="#f0f0ee"/>
      <style:paragraph-properties fo:margin-left="0.25in" fo:margin-top="0.028in" fo:margin-bottom="0.028in" style:contextual-spacing="false" fo:background-color="#f0f0ee" fo:padding-left="0.0555in" fo:padding-right="0in" fo:padding-top="0in" fo:padding-bottom="0in" fo:border-left="1.5pt solid #0f6e56" fo:border-right="none" fo:border-top="none" fo:border-bottom="none"/>
      <style:text-properties fo:color="#2c2c2a" loext:opacity="100%" style:font-name="Courier New" fo:font-size="10pt" style:font-name-asian="Courier New1" style:font-size-asian="10pt" style:font-name-complex="Courier New1" style:font-size-complex="10pt"/>
    </style:style>
    <style:style style:name="P18" style:family="paragraph" style:parent-style-name="Standard">
      <loext:graphic-properties draw:fill="solid" draw:fill-color="#e8f4f0"/>
      <style:paragraph-properties fo:margin-left="0.25in" fo:margin-right="0.25in" fo:margin-top="0.0555in" fo:margin-bottom="0.0555in" style:contextual-spacing="false" fo:background-color="#e8f4f0" fo:padding-left="0.0555in" fo:padding-right="0in" fo:padding-top="0in" fo:padding-bottom="0in" fo:border-left="2.01pt solid #0f6e56" fo:border-right="none" fo:border-top="none" fo:border-bottom="none"/>
    </style:style>
    <style:style style:name="P19" style:family="paragraph" style:parent-style-name="Heading_20_1">
      <style:paragraph-properties fo:margin-top="0.3335in" fo:margin-bottom="0.111in" style:contextual-spacing="false" fo:padding-left="0in" fo:padding-right="0in" fo:padding-top="0in" fo:padding-bottom="0.0555in" fo:border-left="none" fo:border-right="none" fo:border-top="none" fo:border-bottom="0.99pt solid #0f6e56"/>
    </style:style>
    <style:style style:name="P20" style:family="paragraph" style:parent-style-name="Standard">
      <style:paragraph-properties fo:margin-top="0in" fo:margin-bottom="0in" style:contextual-spacing="false"/>
    </style:style>
    <style:style style:name="P21" style:family="paragraph" style:parent-style-name="Heading_20_3">
      <style:paragraph-properties fo:margin-top="0.139in" fo:margin-bottom="0.0555in" style:contextual-spacing="false"/>
      <style:text-properties fo:color="#0f6e56" loext:opacity="100%" style:font-name="Arial" fo:font-size="12pt" fo:font-weight="bold" style:font-name-asian="Arial2" style:font-size-asian="12pt" style:font-weight-asian="bold" style:font-name-complex="Arial2" style:font-size-complex="12pt" style:font-weight-complex="bold"/>
    </style:style>
    <style:style style:name="P22" style:family="paragraph" style:parent-style-name="Standard">
      <loext:graphic-properties draw:fill="solid" draw:fill-color="#f0f0ee"/>
      <style:paragraph-properties fo:margin-left="0.25in" fo:margin-top="0.028in" fo:margin-bottom="0.028in" style:contextual-spacing="false" fo:background-color="#f0f0ee" fo:padding-left="0.0555in" fo:padding-right="0in" fo:padding-top="0in" fo:padding-bottom="0in" fo:border-left="1.5pt solid #0f6e56" fo:border-right="none" fo:border-top="none" fo:border-bottom="none"/>
    </style:style>
    <style:style style:name="P23" style:family="paragraph" style:parent-style-name="List_20_Paragraph" style:list-style-name="WWNum2">
      <style:paragraph-properties fo:margin-top="0in" fo:margin-bottom="0.0417in" style:contextual-spacing="false"/>
      <style:text-properties style:font-name="Arial" fo:font-size="11pt" style:font-name-asian="Arial2" style:font-size-asian="11pt" style:font-name-complex="Arial2" style:font-size-complex="11pt"/>
    </style:style>
    <style:style style:name="P24" style:family="paragraph" style:parent-style-name="List_20_Paragraph" style:list-style-name="WWNum2">
      <style:paragraph-properties fo:margin-top="0in" fo:margin-bottom="0.0835in" style:contextual-spacing="false"/>
      <style:text-properties style:font-name="Arial" fo:font-size="11pt" style:font-name-asian="Arial2" style:font-size-asian="11pt" style:font-name-complex="Arial2" style:font-size-complex="11pt"/>
    </style:style>
    <style:style style:name="T1" style:family="text">
      <style:text-properties fo:color="#1b3a5c" loext:opacity="100%" style:font-name="Arial" fo:font-size="14pt" fo:font-weight="bold" style:font-name-asian="Arial2" style:font-size-asian="14pt" style:font-weight-asian="bold" style:font-name-complex="Arial2" style:font-size-complex="14pt" style:font-weight-complex="bold"/>
    </style:style>
    <style:style style:name="T2" style:family="text">
      <style:text-properties style:font-name="Arial" fo:font-size="11pt" fo:font-weight="bold" style:font-name-asian="Arial2" style:font-size-asian="11pt" style:font-weight-asian="bold" style:font-name-complex="Arial2" style:font-size-complex="11pt" style:font-weight-complex="bold"/>
    </style:style>
    <style:style style:name="T3" style:family="text">
      <style:text-properties style:font-name="Arial" fo:font-size="11pt" style:font-name-asian="Arial2" style:font-size-asian="11pt" style:font-name-complex="Arial2" style:font-size-complex="11pt"/>
    </style:style>
    <style:style style:name="T4" style:family="text">
      <style:text-properties fo:color="#0f6e56" loext:opacity="100%" style:font-name="Arial" fo:font-size="11pt" fo:font-weight="bold" style:font-name-asian="Arial2" style:font-size-asian="11pt" style:font-weight-asian="bold" style:font-name-complex="Arial2" style:font-size-complex="11pt" style:font-weight-complex="bold"/>
    </style:style>
    <style:style style:name="T5" style:family="text">
      <style:text-properties fo:color="#1b3a5c" loext:opacity="100%" style:font-name="Arial" fo:font-size="18pt" fo:font-weight="bold" style:font-name-asian="Arial2" style:font-size-asian="18pt" style:font-weight-asian="bold" style:font-name-complex="Arial2" style:font-size-complex="18pt" style:font-weight-complex="bold"/>
    </style:style>
    <style:style style:name="T6" style:family="text">
      <style:text-properties fo:color="#2c2c2a" loext:opacity="100%" style:font-name="Courier New" fo:font-size="10pt" style:font-name-asian="Courier New1" style:font-size-asian="10pt" style:font-name-complex="Courier New1"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text:p>
      <text:p text:style-name="P2">Gobelo Corpus Builder Toolkit</text:p>
      <text:p text:style-name="P3">gcbt <text:s/>v4.0</text:p>
      <text:p text:style-name="P4">User Manual</text:p>
      <text:p text:style-name="P5">Multi-Format Text Extraction, Cleaning &amp; Segmentation for Zambian Bantu Language Corpus Research</text:p>
      <text:p text:style-name="P6">Gobelo Grammar Toolkit (GGT) <text:s/>· <text:s/>MIT License</text:p>
      <text:p text:style-name="Standard"/>
      <text:h text:style-name="P7" text:outline-level="1">1. Overview</text:h>
      <text:p text:style-name="P8">The Gobelo Corpus Builder Toolkit (gcbt) is a production-ready Python pipeline that ingests heterogeneous document collections, cleans and normalises text for Bantu linguistic contexts, segments it into one sentence per line, and exports structured output ready for NLP model training or corpus linguistics research.</text:p>
      <text:p text:style-name="P9"><text:s/></text:p>
      <text:h text:style-name="P10" text:outline-level="2">1.1 Supported languages</text:h>
      <text:p text:style-name="P8">gcbt ships with profiles for all seven official Zambian regional languages. Additional languages can be added without modifying any Python — see Section 6.</text:p>
      <text:p text:style-name="P9"><text:s/></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11">ISO code</text:p>
            </table:table-cell>
            <table:table-cell table:style-name="Table1.A1" office:value-type="string">
              <text:p text:style-name="P11">Language</text:p>
            </table:table-cell>
            <table:table-cell table:style-name="Table1.A1" office:value-type="string">
              <text:p text:style-name="P11">Guthrie zone</text:p>
            </table:table-cell>
            <table:table-cell table:style-name="Table1.A1" office:value-type="string">
              <text:p text:style-name="P11">Chapter word</text:p>
            </table:table-cell>
          </table:table-row>
        </table:table-header-rows>
        <table:table-row table:style-name="Table1.1">
          <table:table-cell table:style-name="Table1.A2" office:value-type="string">
            <text:p text:style-name="P9">toi</text:p>
          </table:table-cell>
          <table:table-cell table:style-name="Table1.A2" office:value-type="string">
            <text:p text:style-name="P9">ChiTonga</text:p>
          </table:table-cell>
          <table:table-cell table:style-name="Table1.A2" office:value-type="string">
            <text:p text:style-name="P9">M.64</text:p>
          </table:table-cell>
          <table:table-cell table:style-name="Table1.A2" office:value-type="string">
            <text:p text:style-name="P9">Matalikilo / Mutatwe</text:p>
          </table:table-cell>
        </table:table-row>
        <table:table-row table:style-name="Table1.1">
          <table:table-cell table:style-name="Table1.A3" office:value-type="string">
            <text:p text:style-name="P9">bem</text:p>
          </table:table-cell>
          <table:table-cell table:style-name="Table1.A3" office:value-type="string">
            <text:p text:style-name="P9">ChiBemba</text:p>
          </table:table-cell>
          <table:table-cell table:style-name="Table1.A3" office:value-type="string">
            <text:p text:style-name="P9">M.42</text:p>
          </table:table-cell>
          <table:table-cell table:style-name="Table1.A3" office:value-type="string">
            <text:p text:style-name="P9">Mutwalo / Mutwe</text:p>
          </table:table-cell>
        </table:table-row>
        <table:table-row table:style-name="Table1.1">
          <table:table-cell table:style-name="Table1.A2" office:value-type="string">
            <text:p text:style-name="P9">nya</text:p>
          </table:table-cell>
          <table:table-cell table:style-name="Table1.A2" office:value-type="string">
            <text:p text:style-name="P9">ChiNyanja / Chichewa</text:p>
          </table:table-cell>
          <table:table-cell table:style-name="Table1.A2" office:value-type="string">
            <text:p text:style-name="P9">N.31</text:p>
          </table:table-cell>
          <table:table-cell table:style-name="Table1.A2" office:value-type="string">
            <text:p text:style-name="P9">Mutu</text:p>
          </table:table-cell>
        </table:table-row>
        <table:table-row table:style-name="Table1.1">
          <table:table-cell table:style-name="Table1.A3" office:value-type="string">
            <text:p text:style-name="P9">loz</text:p>
          </table:table-cell>
          <table:table-cell table:style-name="Table1.A3" office:value-type="string">
            <text:p text:style-name="P9">SiLozi</text:p>
          </table:table-cell>
          <table:table-cell table:style-name="Table1.A3" office:value-type="string">
            <text:p text:style-name="P9">K.21</text:p>
          </table:table-cell>
          <table:table-cell table:style-name="Table1.A3" office:value-type="string">
            <text:p text:style-name="P9">Kauhanyo</text:p>
          </table:table-cell>
        </table:table-row>
        <table:table-row table:style-name="Table1.1">
          <table:table-cell table:style-name="Table1.A2" office:value-type="string">
            <text:p text:style-name="P9">lun</text:p>
          </table:table-cell>
          <table:table-cell table:style-name="Table1.A2" office:value-type="string">
            <text:p text:style-name="P9">ciLunda</text:p>
          </table:table-cell>
          <table:table-cell table:style-name="Table1.A2" office:value-type="string">
            <text:p text:style-name="P9">L.52</text:p>
          </table:table-cell>
          <table:table-cell table:style-name="Table1.A2" office:value-type="string">
            <text:p text:style-name="P9">Mutwalo</text:p>
          </table:table-cell>
        </table:table-row>
        <table:table-row table:style-name="Table1.1">
          <table:table-cell table:style-name="Table1.A3" office:value-type="string">
            <text:p text:style-name="P9">lue</text:p>
          </table:table-cell>
          <table:table-cell table:style-name="Table1.A3" office:value-type="string">
            <text:p text:style-name="P9">ciLuvale</text:p>
          </table:table-cell>
          <table:table-cell table:style-name="Table1.A3" office:value-type="string">
            <text:p text:style-name="P9">K.14</text:p>
          </table:table-cell>
          <table:table-cell table:style-name="Table1.A3" office:value-type="string">
            <text:p text:style-name="P9">Mutwalo</text:p>
          </table:table-cell>
        </table:table-row>
        <table:table-row table:style-name="Table1.1">
          <table:table-cell table:style-name="Table1.A2" office:value-type="string">
            <text:p text:style-name="P9">kqn</text:p>
          </table:table-cell>
          <table:table-cell table:style-name="Table1.A2" office:value-type="string">
            <text:p text:style-name="P9">ciKaonde</text:p>
          </table:table-cell>
          <table:table-cell table:style-name="Table1.A2" office:value-type="string">
            <text:p text:style-name="P9">L.41</text:p>
          </table:table-cell>
          <table:table-cell table:style-name="Table1.A2" office:value-type="string">
            <text:p text:style-name="P9">Mutwalo</text:p>
          </table:table-cell>
        </table:table-row>
        <table:table-row table:style-name="Table1.1">
          <table:table-cell table:style-name="Table1.A3" office:value-type="string">
            <text:p text:style-name="P9">und</text:p>
          </table:table-cell>
          <table:table-cell table:style-name="Table1.A3" office:value-type="string">
            <text:p text:style-name="P9">Universal (fallback)</text:p>
          </table:table-cell>
          <table:table-cell table:style-name="Table1.A3" office:value-type="string">
            <text:p text:style-name="P9">—</text:p>
          </table:table-cell>
          <table:table-cell table:style-name="Table1.A3" office:value-type="string">
            <text:p text:style-name="P9">Chapter / Part / …</text:p>
          </table:table-cell>
        </table:table-row>
        <table:table-row table:style-name="Table1.1">
          <table:table-cell table:style-name="Table1.A2" office:value-type="string">
            <text:p text:style-name="P9">auto</text:p>
          </table:table-cell>
          <table:table-cell table:style-name="Table1.A2" office:value-type="string">
            <text:p text:style-name="P9">Auto-detect from path</text:p>
          </table:table-cell>
          <table:table-cell table:style-name="Table1.A2" office:value-type="string">
            <text:p text:style-name="P9">—</text:p>
          </table:table-cell>
          <table:table-cell table:style-name="Table1.A2" office:value-type="string">
            <text:p text:style-name="P9">(inherits detected profile)</text:p>
          </table:table-cell>
        </table:table-row>
      </table:table>
      <text:p text:style-name="P9"><text:s/></text:p>
      <text:h text:style-name="P10" text:outline-level="2">1.2 Supported file formats</text:h>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1">Extension(s)</text:p>
            </table:table-cell>
            <table:table-cell table:style-name="Table2.A1" office:value-type="string">
              <text:p text:style-name="P11">Format</text:p>
            </table:table-cell>
            <table:table-cell table:style-name="Table2.A1" office:value-type="string">
              <text:p text:style-name="P11">Notes</text:p>
            </table:table-cell>
          </table:table-row>
        </table:table-header-rows>
        <table:table-row table:style-name="Table2.1">
          <table:table-cell table:style-name="Table2.A2" office:value-type="string">
            <text:p text:style-name="P9">.pdf</text:p>
          </table:table-cell>
          <table:table-cell table:style-name="Table2.A2" office:value-type="string">
            <text:p text:style-name="P9">PDF</text:p>
          </table:table-cell>
          <table:table-cell table:style-name="Table2.A2" office:value-type="string">
            <text:p text:style-name="P9">pdfplumber (default) · PyMuPDF · PyPDF2 fallback</text:p>
          </table:table-cell>
        </table:table-row>
        <table:table-row table:style-name="Table2.1">
          <table:table-cell table:style-name="Table2.A3" office:value-type="string">
            <text:p text:style-name="P9">.docx / .doc</text:p>
          </table:table-cell>
          <table:table-cell table:style-name="Table2.A3" office:value-type="string">
            <text:p text:style-name="P9">Word document</text:p>
          </table:table-cell>
          <table:table-cell table:style-name="Table2.A3" office:value-type="string">
            <text:p text:style-name="P9">python-docx</text:p>
          </table:table-cell>
        </table:table-row>
        <table:table-row table:style-name="Table2.1">
          <table:table-cell table:style-name="Table2.A2" office:value-type="string">
            <text:p text:style-name="P9">.epub</text:p>
          </table:table-cell>
          <table:table-cell table:style-name="Table2.A2" office:value-type="string">
            <text:p text:style-name="P9">EPUB e-book</text:p>
          </table:table-cell>
          <table:table-cell table:style-name="Table2.A2" office:value-type="string">
            <text:p text:style-name="P9">ebooklib + BeautifulSoup</text:p>
          </table:table-cell>
        </table:table-row>
        <table:table-row table:style-name="Table2.1">
          <table:table-cell table:style-name="Table2.A3" office:value-type="string">
            <text:p text:style-name="P9">.html / .htm</text:p>
          </table:table-cell>
          <table:table-cell table:style-name="Table2.A3" office:value-type="string">
            <text:p text:style-name="P9">HTML</text:p>
          </table:table-cell>
          <table:table-cell table:style-name="Table2.A3" office:value-type="string">
            <text:p text:style-name="P9">BeautifulSoup; scripts and styles stripped</text:p>
          </table:table-cell>
        </table:table-row>
        <table:table-row table:style-name="Table2.1">
          <table:table-cell table:style-name="Table2.A2" office:value-type="string">
            <text:p text:style-name="P9">.md / .markdown</text:p>
          </table:table-cell>
          <table:table-cell table:style-name="Table2.A2" office:value-type="string">
            <text:p text:style-name="P9">Markdown</text:p>
          </table:table-cell>
          <table:table-cell table:style-name="Table2.A2" office:value-type="string">
            <text:p text:style-name="P9">Rendered to HTML then extracted</text:p>
          </table:table-cell>
        </table:table-row>
        <table:table-row table:style-name="Table2.1">
          <table:table-cell table:style-name="Table2.A3" office:value-type="string">
            <text:p text:style-name="P9">.txt / .text</text:p>
          </table:table-cell>
          <table:table-cell table:style-name="Table2.A3" office:value-type="string">
            <text:p text:style-name="P9">Plain text</text:p>
          </table:table-cell>
          <table:table-cell table:style-name="Table2.A3" office:value-type="string">
            <text:p text:style-name="P9">Encoding auto-detected via chardet</text:p>
          </table:table-cell>
        </table:table-row>
        <table:table-row table:style-name="Table2.1">
          <table:table-cell table:style-name="Table2.A2" office:value-type="string">
            <text:p text:style-name="P9">.srt</text:p>
          </table:table-cell>
          <table:table-cell table:style-name="Table2.A2" office:value-type="string">
            <text:p text:style-name="P9">SubRip subtitles</text:p>
          </table:table-cell>
          <table:table-cell table:style-name="Table2.A2" office:value-type="string">
            <text:p text:style-name="P9">Timecodes, sequence numbers and HTML tags stripped</text:p>
          </table:table-cell>
        </table:table-row>
        <table:table-row table:style-name="Table2.1">
          <table:table-cell table:style-name="Table2.A3" office:value-type="string">
            <text:p text:style-name="P9">.csv</text:p>
          </table:table-cell>
          <table:table-cell table:style-name="Table2.A3" office:value-type="string">
            <text:p text:style-name="P9">CSV</text:p>
          </table:table-cell>
          <table:table-cell table:style-name="Table2.A3" office:value-type="string">
            <text:p text:style-name="P9">All string-typed columns extracted</text:p>
          </table:table-cell>
        </table:table-row>
        <table:table-row table:style-name="Table2.1">
          <table:table-cell table:style-name="Table2.A2" office:value-type="string">
            <text:p text:style-name="P9">.xml</text:p>
          </table:table-cell>
          <table:table-cell table:style-name="Table2.A2" office:value-type="string">
            <text:p text:style-name="P9">XML</text:p>
          </table:table-cell>
          <table:table-cell table:style-name="Table2.A2" office:value-type="string">
            <text:p text:style-name="P9">Tag-stripped via BeautifulSoup</text:p>
          </table:table-cell>
        </table:table-row>
      </table:table>
      <text:p text:style-name="P9"><text:s/></text:p>
      <text:h text:style-name="P12" text:outline-level="2"><text:soft-page-break/><text:span text:style-name="T1">1.3 Processing pipeline</text:span></text:h>
      <text:p text:style-name="P8">Each file passes through four sequential stages:</text:p>
      <text:list xml:id="list1033222243" text:style-name="WWNum2">
        <text:list-item text:start-value="1">
          <text:p text:style-name="P13"><text:span text:style-name="T2">Extract</text:span><text:span text:style-name="T3"> <text:s/>— <text:s/>format-specific text extraction (Stage 1)</text:span></text:p>
        </text:list-item>
        <text:list-item>
          <text:p text:style-name="P13"><text:span text:style-name="T2">Clean</text:span><text:span text:style-name="T3"> <text:s/>— <text:s/>Unicode normalisation, OCR correction, URL/email removal, chapter-heading stripping, single-char filtering (Stage 2)</text:span></text:p>
        </text:list-item>
        <text:list-item>
          <text:p text:style-name="P13"><text:span text:style-name="T2">Segment</text:span><text:span text:style-name="T3"> <text:s/>— <text:s/>sentence splitting using NLTK (with language-aware abbreviation sets) or spaCy (Stage 3)</text:span></text:p>
        </text:list-item>
        <text:list-item>
          <text:p text:style-name="P14"><text:span text:style-name="T2">Export</text:span><text:span text:style-name="T3"> <text:s/>— <text:s/>.txt (one sentence per line), .json (metadata + sentences), or .cleaned.txt (Stage 4)</text:span></text:p>
        </text:list-item>
      </text:list>
      <text:p text:style-name="P9"><text:s/></text:p>
      <text:h text:style-name="P15" text:outline-level="1">2. Installation</text:h>
      <text:h text:style-name="P10" text:outline-level="2">2.1 Requirements</text:h>
      <text:list text:style-name="WWNum3">
        <text:list-item text:start-value="1">
          <text:p text:style-name="P16">Python 3.9 or later</text:p>
        </text:list-item>
        <text:list-item>
          <text:p text:style-name="P16">PyYAML (required for the two-layer config system)</text:p>
        </text:list-item>
        <text:list-item>
          <text:p text:style-name="P16">NLTK (recommended for sentence segmentation)</text:p>
        </text:list-item>
        <text:list-item>
          <text:p text:style-name="P16">All other dependencies are optional — gcbt degrades gracefully when a library is absent</text:p>
        </text:list-item>
      </text:list>
      <text:p text:style-name="P9"><text:s/></text:p>
      <text:h text:style-name="P10" text:outline-level="2">2.2 Install dependencies</text:h>
      <text:p text:style-name="P17">pip install PyYAML nltk</text:p>
      <text:p text:style-name="P17">pip install pdfplumber PyPDF2 python-docx ebooklib beautifulsoup4 markdown</text:p>
      <text:p text:style-name="P17">pip install chardet rich psutil</text:p>
      <text:p text:style-name="P17"># Optional: spaCy for advanced segmentation</text:p>
      <text:p text:style-name="P17">pip install spacy &amp;&amp; python -m spacy download en_core_web_sm</text:p>
      <text:p text:style-name="P17"># Optional: PyMuPDF for margin-aware PDF extraction</text:p>
      <text:p text:style-name="P17">pip install pymupdf</text:p>
      <text:p text:style-name="P9"><text:s/></text:p>
      <text:h text:style-name="P10" text:outline-level="2">2.3 Project layout</text:h>
      <text:p text:style-name="P17">your_project/</text:p>
      <text:p text:style-name="P17"><text:s text:c="2"/>gcbt_v40.py <text:s text:c="9"/>← main application</text:p>
      <text:p text:style-name="P17"><text:s text:c="2"/>corpus_config.yaml <text:s text:c="2"/>← two-layer configuration (edit this)</text:p>
      <text:p text:style-name="P17"><text:s text:c="2"/>languages/ <text:s text:c="10"/>← GGT grammar YAML files (one per language)</text:p>
      <text:p text:style-name="P17"><text:s text:c="4"/>chitonga.yaml</text:p>
      <text:p text:style-name="P17"><text:s text:c="4"/>chibemba.yaml</text:p>
      <text:p text:style-name="P17"><text:s text:c="4"/>...</text:p>
      <text:p text:style-name="P17"><text:s text:c="2"/>logs/ <text:s text:c="15"/>← auto-created; one log file per run</text:p>
      <text:p text:style-name="P9"><text:s/></text:p>
      <text:p text:style-name="P18"><text:span text:style-name="T4">NOTE: <text:s/></text:span><text:span text:style-name="T3">gcbt looks for corpus_config.yaml in the current working directory by default. Use --corpus-config to point elsewhere.</text:span></text:p>
      <text:p text:style-name="P9"><text:s/></text:p>
      <text:h text:style-name="P19" text:outline-level="1"><text:soft-page-break/><text:span text:style-name="T5">3. Quick Start</text:span></text:h>
      <text:h text:style-name="P10" text:outline-level="2">3.1 Organise your corpus</text:h>
      <text:p text:style-name="P8">Place your source files in a directory tree whose top-level folders name the subject category. gcbt mirrors this structure exactly in the output.</text:p>
      <text:p text:style-name="P17">input/</text:p>
      <text:p text:style-name="P17"><text:s text:c="2"/>chitonga/</text:p>
      <text:p text:style-name="P17"><text:s text:c="4"/>literature/ <text:s text:c="2"/>novel1.pdf <text:s/>poem.docx</text:p>
      <text:p text:style-name="P17"><text:s text:c="4"/>religious/ <text:s text:c="3"/>bible.txt</text:p>
      <text:p text:style-name="P17"><text:s text:c="4"/>academic/ <text:s text:c="4"/>paper.pdf</text:p>
      <text:p text:style-name="P9"><text:s/></text:p>
      <text:h text:style-name="P10" text:outline-level="2">3.2 Run in batch mode</text:h>
      <text:p text:style-name="P17">python gcbt_v40.py -i input/ -o output/</text:p>
      <text:p text:style-name="P8">gcbt auto-detects the language from directory names (e.g. a folder named chitonga/ → toi profile). Output mirrors the input tree:</text:p>
      <text:p text:style-name="P17">output/</text:p>
      <text:p text:style-name="P17"><text:s text:c="2"/>chitonga/</text:p>
      <text:p text:style-name="P17"><text:s text:c="4"/>literature/</text:p>
      <text:p text:style-name="P17"><text:s text:c="6"/>novel1.txt <text:s text:c="3"/>← one sentence per line</text:p>
      <text:p text:style-name="P17"><text:s text:c="6"/>novel1.json <text:s text:c="2"/>← metadata + sentences array</text:p>
      <text:p text:style-name="P9"><text:s/></text:p>
      <text:h text:style-name="P10" text:outline-level="2">3.3 Run interactively</text:h>
      <text:p text:style-name="P8">Launch without arguments to enter the guided menu:</text:p>
      <text:p text:style-name="P17">python gcbt_v40.py</text:p>
      <text:p text:style-name="P8">You will be prompted for: corpus config path, input directory, output directory, language mode, and processing preset.</text:p>
      <text:p text:style-name="P9"><text:s/></text:p>
      <text:h text:style-name="P15" text:outline-level="1">4. Command-Line Reference</text:h>
      <text:h text:style-name="P10" text:outline-level="2">4.1 Core arguments</text:h>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11">Flag</text:p>
            </table:table-cell>
            <table:table-cell table:style-name="Table3.A1" office:value-type="string">
              <text:p text:style-name="P11">Short</text:p>
            </table:table-cell>
            <table:table-cell table:style-name="Table3.A1" office:value-type="string">
              <text:p text:style-name="P11">Default</text:p>
            </table:table-cell>
            <table:table-cell table:style-name="Table3.A1" office:value-type="string">
              <text:p text:style-name="P11">Description</text:p>
            </table:table-cell>
          </table:table-row>
        </table:table-header-rows>
        <table:table-row table:style-name="Table3.1">
          <table:table-cell table:style-name="Table3.A2" office:value-type="string">
            <text:p text:style-name="P9">--input</text:p>
          </table:table-cell>
          <table:table-cell table:style-name="Table3.A2" office:value-type="string">
            <text:p text:style-name="P9">-i</text:p>
          </table:table-cell>
          <table:table-cell table:style-name="Table3.A2" office:value-type="string">
            <text:p text:style-name="P9">(required)</text:p>
          </table:table-cell>
          <table:table-cell table:style-name="Table3.A2" office:value-type="string">
            <text:p text:style-name="P9">Directory containing source files</text:p>
          </table:table-cell>
        </table:table-row>
        <table:table-row table:style-name="Table3.1">
          <table:table-cell table:style-name="Table3.A3" office:value-type="string">
            <text:p text:style-name="P9">--output</text:p>
          </table:table-cell>
          <table:table-cell table:style-name="Table3.A3" office:value-type="string">
            <text:p text:style-name="P9">-o</text:p>
          </table:table-cell>
          <table:table-cell table:style-name="Table3.A3" office:value-type="string">
            <text:p text:style-name="P9">(required)</text:p>
          </table:table-cell>
          <table:table-cell table:style-name="Table3.A3" office:value-type="string">
            <text:p text:style-name="P9">Directory for output files</text:p>
          </table:table-cell>
        </table:table-row>
        <table:table-row table:style-name="Table3.1">
          <table:table-cell table:style-name="Table3.A2" office:value-type="string">
            <text:p text:style-name="P9">--language</text:p>
          </table:table-cell>
          <table:table-cell table:style-name="Table3.A2" office:value-type="string">
            <text:p text:style-name="P9">-l</text:p>
          </table:table-cell>
          <table:table-cell table:style-name="Table3.A2" office:value-type="string">
            <text:p text:style-name="P9">auto</text:p>
          </table:table-cell>
          <table:table-cell table:style-name="Table3.A2" office:value-type="string">
            <text:p text:style-name="P9">ISO code, 'und' (universal), or 'auto' (path-detect)</text:p>
          </table:table-cell>
        </table:table-row>
        <table:table-row table:style-name="Table3.1">
          <table:table-cell table:style-name="Table3.A3" office:value-type="string">
            <text:p text:style-name="P9">--corpus-config</text:p>
          </table:table-cell>
          <table:table-cell table:style-name="Table3.A3" office:value-type="string">
            <text:p text:style-name="P20"/>
          </table:table-cell>
          <table:table-cell table:style-name="Table3.A3" office:value-type="string">
            <text:p text:style-name="P9">corpus_config.yaml</text:p>
          </table:table-cell>
          <table:table-cell table:style-name="Table3.A3" office:value-type="string">
            <text:p text:style-name="P9">Path to the two-layer YAML config</text:p>
          </table:table-cell>
        </table:table-row>
        <text:soft-page-break/>
        <table:table-row table:style-name="Table3.1">
          <table:table-cell table:style-name="Table3.A2" office:value-type="string">
            <text:p text:style-name="P9">--preset</text:p>
          </table:table-cell>
          <table:table-cell table:style-name="Table3.A2" office:value-type="string">
            <text:p text:style-name="P20"/>
          </table:table-cell>
          <table:table-cell table:style-name="Table3.A2" office:value-type="string">
            <text:p text:style-name="P9">standard</text:p>
          </table:table-cell>
          <table:table-cell table:style-name="Table3.A2" office:value-type="string">
            <text:p text:style-name="P9">minimal · standard · aggressive · pristine</text:p>
          </table:table-cell>
        </table:table-row>
        <table:table-row table:style-name="Table3.1">
          <table:table-cell table:style-name="Table3.A3" office:value-type="string">
            <text:p text:style-name="P9">--formats</text:p>
          </table:table-cell>
          <table:table-cell table:style-name="Table3.A3" office:value-type="string">
            <text:p text:style-name="P20"/>
          </table:table-cell>
          <table:table-cell table:style-name="Table3.A3" office:value-type="string">
            <text:p text:style-name="P9">txt,json</text:p>
          </table:table-cell>
          <table:table-cell table:style-name="Table3.A3" office:value-type="string">
            <text:p text:style-name="P9">Output formats: comma-separated txt / json / cleaned</text:p>
          </table:table-cell>
        </table:table-row>
        <table:table-row table:style-name="Table3.1">
          <table:table-cell table:style-name="Table3.A2" office:value-type="string">
            <text:p text:style-name="P9">--config</text:p>
          </table:table-cell>
          <table:table-cell table:style-name="Table3.A2" office:value-type="string">
            <text:p text:style-name="P9">-c</text:p>
          </table:table-cell>
          <table:table-cell table:style-name="Table3.A2" office:value-type="string">
            <text:p text:style-name="P20"/>
          </table:table-cell>
          <table:table-cell table:style-name="Table3.A2" office:value-type="string">
            <text:p text:style-name="P9">Load pipeline config from a JSON file</text:p>
          </table:table-cell>
        </table:table-row>
        <table:table-row table:style-name="Table3.1">
          <table:table-cell table:style-name="Table3.A3" office:value-type="string">
            <text:p text:style-name="P9">--save-config</text:p>
          </table:table-cell>
          <table:table-cell table:style-name="Table3.A3" office:value-type="string">
            <text:p text:style-name="P20"/>
          </table:table-cell>
          <table:table-cell table:style-name="Table3.A3" office:value-type="string">
            <text:p text:style-name="P20"/>
          </table:table-cell>
          <table:table-cell table:style-name="Table3.A3" office:value-type="string">
            <text:p text:style-name="P9">Save current pipeline config to a JSON file</text:p>
          </table:table-cell>
        </table:table-row>
        <table:table-row table:style-name="Table3.1">
          <table:table-cell table:style-name="Table3.A2" office:value-type="string">
            <text:p text:style-name="P9">--no-recursive</text:p>
          </table:table-cell>
          <table:table-cell table:style-name="Table3.A2" office:value-type="string">
            <text:p text:style-name="P20"/>
          </table:table-cell>
          <table:table-cell table:style-name="Table3.A2" office:value-type="string">
            <text:p text:style-name="P9">off</text:p>
          </table:table-cell>
          <table:table-cell table:style-name="Table3.A2" office:value-type="string">
            <text:p text:style-name="P9">Process top-level directory only (disable recursion)</text:p>
          </table:table-cell>
        </table:table-row>
        <table:table-row table:style-name="Table3.1">
          <table:table-cell table:style-name="Table3.A3" office:value-type="string">
            <text:p text:style-name="P9">--log-level</text:p>
          </table:table-cell>
          <table:table-cell table:style-name="Table3.A3" office:value-type="string">
            <text:p text:style-name="P20"/>
          </table:table-cell>
          <table:table-cell table:style-name="Table3.A3" office:value-type="string">
            <text:p text:style-name="P9">INFO</text:p>
          </table:table-cell>
          <table:table-cell table:style-name="Table3.A3" office:value-type="string">
            <text:p text:style-name="P9">DEBUG · INFO · WARNING · ERROR</text:p>
          </table:table-cell>
        </table:table-row>
      </table:table>
      <text:p text:style-name="P9"><text:s/></text:p>
      <text:h text:style-name="P10" text:outline-level="2">4.2 Cleaning flags</text:h>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11">Flag</text:p>
            </table:table-cell>
            <table:table-cell table:style-name="Table4.A1" office:value-type="string">
              <text:p text:style-name="P11">Default</text:p>
            </table:table-cell>
            <table:table-cell table:style-name="Table4.A1" office:value-type="string">
              <text:p text:style-name="P11">Effect when set</text:p>
            </table:table-cell>
          </table:table-row>
        </table:table-header-rows>
        <table:table-row table:style-name="Table4.1">
          <table:table-cell table:style-name="Table4.A2" office:value-type="string">
            <text:p text:style-name="P9">--no-remove-urls</text:p>
          </table:table-cell>
          <table:table-cell table:style-name="Table4.A2" office:value-type="string">
            <text:p text:style-name="P9">remove enabled</text:p>
          </table:table-cell>
          <table:table-cell table:style-name="Table4.A2" office:value-type="string">
            <text:p text:style-name="P9">Keep URLs in output text</text:p>
          </table:table-cell>
        </table:table-row>
        <table:table-row table:style-name="Table4.1">
          <table:table-cell table:style-name="Table4.A3" office:value-type="string">
            <text:p text:style-name="P9">--no-remove-emails</text:p>
          </table:table-cell>
          <table:table-cell table:style-name="Table4.A3" office:value-type="string">
            <text:p text:style-name="P9">remove enabled</text:p>
          </table:table-cell>
          <table:table-cell table:style-name="Table4.A3" office:value-type="string">
            <text:p text:style-name="P9">Keep email addresses in output text</text:p>
          </table:table-cell>
        </table:table-row>
        <table:table-row table:style-name="Table4.1">
          <table:table-cell table:style-name="Table4.A2" office:value-type="string">
            <text:p text:style-name="P9">--preserve-bible</text:p>
          </table:table-cell>
          <table:table-cell table:style-name="Table4.A2" office:value-type="string">
            <text:p text:style-name="P9">strip enabled</text:p>
          </table:table-cell>
          <table:table-cell table:style-name="Table4.A2" office:value-type="string">
            <text:p text:style-name="P9">Keep scripture verse references (e.g. Gen 1:1)</text:p>
          </table:table-cell>
        </table:table-row>
        <table:table-row table:style-name="Table4.1">
          <table:table-cell table:style-name="Table4.A3" office:value-type="string">
            <text:p text:style-name="P9">--no-process-ocr</text:p>
          </table:table-cell>
          <table:table-cell table:style-name="Table4.A3" office:value-type="string">
            <text:p text:style-name="P9">OCR enabled</text:p>
          </table:table-cell>
          <table:table-cell table:style-name="Table4.A3" office:value-type="string">
            <text:p text:style-name="P9">Skip OCR glyph corrections</text:p>
          </table:table-cell>
        </table:table-row>
        <table:table-row table:style-name="Table4.1">
          <table:table-cell table:style-name="Table4.A2" office:value-type="string">
            <text:p text:style-name="P9">--no-filter-single-chars</text:p>
          </table:table-cell>
          <table:table-cell table:style-name="Table4.A2" office:value-type="string">
            <text:p text:style-name="P9">filter enabled</text:p>
          </table:table-cell>
          <table:table-cell table:style-name="Table4.A2" office:value-type="string">
            <text:p text:style-name="P9">Keep all single-character tokens</text:p>
          </table:table-cell>
        </table:table-row>
        <table:table-row table:style-name="Table4.1">
          <table:table-cell table:style-name="Table4.A3" office:value-type="string">
            <text:p text:style-name="P9">--min-sentence-length</text:p>
          </table:table-cell>
          <table:table-cell table:style-name="Table4.A3" office:value-type="string">
            <text:p text:style-name="P9">3</text:p>
          </table:table-cell>
          <table:table-cell table:style-name="Table4.A3" office:value-type="string">
            <text:p text:style-name="P9">Discard sentences shorter than N characters</text:p>
          </table:table-cell>
        </table:table-row>
        <table:table-row table:style-name="Table4.1">
          <table:table-cell table:style-name="Table4.A2" office:value-type="string">
            <text:p text:style-name="P9">--max-sentence-length</text:p>
          </table:table-cell>
          <table:table-cell table:style-name="Table4.A2" office:value-type="string">
            <text:p text:style-name="P9">1000</text:p>
          </table:table-cell>
          <table:table-cell table:style-name="Table4.A2" office:value-type="string">
            <text:p text:style-name="P9">Split sentences longer than N characters</text:p>
          </table:table-cell>
        </table:table-row>
        <table:table-row table:style-name="Table4.1">
          <table:table-cell table:style-name="Table4.A3" office:value-type="string">
            <text:p text:style-name="P9">--no-nltk</text:p>
          </table:table-cell>
          <table:table-cell table:style-name="Table4.A3" office:value-type="string">
            <text:p text:style-name="P9">NLTK enabled</text:p>
          </table:table-cell>
          <table:table-cell table:style-name="Table4.A3" office:value-type="string">
            <text:p text:style-name="P9">Use the fallback character-scan segmenter</text:p>
          </table:table-cell>
        </table:table-row>
        <table:table-row table:style-name="Table4.1">
          <table:table-cell table:style-name="Table4.A2" office:value-type="string">
            <text:p text:style-name="P9">--pdf-method</text:p>
          </table:table-cell>
          <table:table-cell table:style-name="Table4.A2" office:value-type="string">
            <text:p text:style-name="P9">pdfplumber</text:p>
          </table:table-cell>
          <table:table-cell table:style-name="Table4.A2" office:value-type="string">
            <text:p text:style-name="P9">pdfplumber · pypdf2 · pymupdf</text:p>
          </table:table-cell>
        </table:table-row>
        <table:table-row table:style-name="Table4.1">
          <table:table-cell table:style-name="Table4.A3" office:value-type="string">
            <text:p text:style-name="P9">--max-file-size</text:p>
          </table:table-cell>
          <table:table-cell table:style-name="Table4.A3" office:value-type="string">
            <text:p text:style-name="P9">100</text:p>
          </table:table-cell>
          <table:table-cell table:style-name="Table4.A3" office:value-type="string">
            <text:p text:style-name="P9">Skip files larger than N MB</text:p>
          </table:table-cell>
        </table:table-row>
        <table:table-row table:style-name="Table4.1">
          <table:table-cell table:style-name="Table4.A2" office:value-type="string">
            <text:p text:style-name="P9">--max-memory</text:p>
          </table:table-cell>
          <table:table-cell table:style-name="Table4.A2" office:value-type="string">
            <text:p text:style-name="P9">250</text:p>
          </table:table-cell>
          <table:table-cell table:style-name="Table4.A2" office:value-type="string">
            <text:p text:style-name="P9">Trigger GC when process exceeds N MB</text:p>
          </table:table-cell>
        </table:table-row>
      </table:table>
      <text:p text:style-name="P9"><text:s/></text:p>
      <text:h text:style-name="P10" text:outline-level="2">4.3 Processing presets</text:h>
      <text:p text:style-name="P8">Presets are shortcuts for common cleaning intensity levels. A preset replaces the full CleaningConfig — individual CLI flags cannot partially override a preset; use the JSON config for fine-grained control.</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1">Preset</text:p>
            </table:table-cell>
            <table:table-cell table:style-name="Table5.A1" office:value-type="string">
              <text:p text:style-name="P11">Use case</text:p>
            </table:table-cell>
            <table:table-cell table:style-name="Table5.A1" office:value-type="string">
              <text:p text:style-name="P11">Key differences from standard</text:p>
            </table:table-cell>
          </table:table-row>
        </table:table-header-rows>
        <table:table-row table:style-name="Table5.1">
          <table:table-cell table:style-name="Table5.A2" office:value-type="string">
            <text:p text:style-name="P9">minimal</text:p>
          </table:table-cell>
          <table:table-cell table:style-name="Table5.A2" office:value-type="string">
            <text:p text:style-name="P9">Raw extraction only</text:p>
          </table:table-cell>
          <table:table-cell table:style-name="Table5.A2" office:value-type="string">
            <text:p text:style-name="P9">OCR off · single-char filter off</text:p>
          </table:table-cell>
        </table:table-row>
        <table:table-row table:style-name="Table5.1">
          <table:table-cell table:style-name="Table5.A3" office:value-type="string">
            <text:p text:style-name="P9">standard</text:p>
          </table:table-cell>
          <table:table-cell table:style-name="Table5.A3" office:value-type="string">
            <text:p text:style-name="P9">General purpose (default)</text:p>
          </table:table-cell>
          <table:table-cell table:style-name="Table5.A3" office:value-type="string">
            <text:p text:style-name="P9">All defaults from corpus_config.yaml</text:p>
          </table:table-cell>
        </table:table-row>
        <table:table-row table:style-name="Table5.1">
          <table:table-cell table:style-name="Table5.A2" office:value-type="string">
            <text:p text:style-name="P9">aggressive</text:p>
          </table:table-cell>
          <table:table-cell table:style-name="Table5.A2" office:value-type="string">
            <text:p text:style-name="P9">Maximum noise removal</text:p>
          </table:table-cell>
          <table:table-cell table:style-name="Table5.A2" office:value-type="string">
            <text:p text:style-name="P9">Strict single-char filter · min line length 5</text:p>
          </table:table-cell>
        </table:table-row>
        <table:table-row table:style-name="Table5.1">
          <table:table-cell table:style-name="Table5.A3" office:value-type="string">
            <text:p text:style-name="P9">pristine</text:p>
          </table:table-cell>
          <table:table-cell table:style-name="Table5.A3" office:value-type="string">
            <text:p text:style-name="P9">Research-grade output</text:p>
          </table:table-cell>
          <table:table-cell table:style-name="Table5.A3" office:value-type="string">
            <text:p text:style-name="P9">NFKD normalisation · junk-consonant removal · citation protection · spaCy if available</text:p>
          </table:table-cell>
        </table:table-row>
      </table:table>
      <text:p text:style-name="P9"><text:s/></text:p>
      <text:h text:style-name="P12" text:outline-level="2"><text:soft-page-break/><text:span text:style-name="T1">4.4 Example commands</text:span></text:h>
      <text:h text:style-name="P21" text:outline-level="3">Auto-detect language from directory names</text:h>
      <text:p text:style-name="P17">python gcbt_v40.py -i corpus/ -o processed/</text:p>
      <text:h text:style-name="P21" text:outline-level="3">Force a specific language</text:h>
      <text:p text:style-name="P17">python gcbt_v40.py -i bemba_docs/ -o out/ --language bem</text:p>
      <text:h text:style-name="P21" text:outline-level="3">Use a custom corpus config file</text:h>
      <text:p text:style-name="P17">python gcbt_v40.py -i docs/ -o out/ --corpus-config /data/my_corpus_config.yaml</text:p>
      <text:h text:style-name="P21" text:outline-level="3">Aggressive preset, Nyanja, TXT output only</text:h>
      <text:p text:style-name="P17">python gcbt_v40.py -i nyanja/ -o out/ --preset aggressive --language nya --formats txt</text:p>
      <text:h text:style-name="P21" text:outline-level="3">Preserve bible text, debug logging</text:h>
      <text:p text:style-name="P17">python gcbt_v40.py -i religious/ -o out/ --preserve-bible --log-level DEBUG</text:p>
      <text:h text:style-name="P21" text:outline-level="3">Save and reuse a pipeline config</text:h>
      <text:p text:style-name="P17">python gcbt_v40.py -i corpus/ -o out/ --save-config my_run.json</text:p>
      <text:p text:style-name="P17">python gcbt_v40.py -i corpus2/ -o out2/ --config my_run.json</text:p>
      <text:p text:style-name="P9"><text:s/></text:p>
      <text:h text:style-name="P15" text:outline-level="1">5. Configuration System</text:h>
      <text:h text:style-name="P10" text:outline-level="2">5.1 Two-layer architecture</text:h>
      <text:p text:style-name="P8">gcbt uses two separate YAML sources that are merged at startup into a LanguageProfile for each language. This separation keeps linguistic data and corpus-processing settings in their proper places.</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11">Layer</text:p>
            </table:table-cell>
            <table:table-cell table:style-name="Table6.A1" office:value-type="string">
              <text:p text:style-name="P11">File</text:p>
            </table:table-cell>
            <table:table-cell table:style-name="Table6.A1" office:value-type="string">
              <text:p text:style-name="P11">Contains</text:p>
            </table:table-cell>
          </table:table-row>
        </table:table-header-rows>
        <table:table-row table:style-name="Table6.1">
          <table:table-cell table:style-name="Table6.A2" office:value-type="string">
            <text:p text:style-name="P9">1 — Linguistic</text:p>
          </table:table-cell>
          <table:table-cell table:style-name="Table6.A2" office:value-type="string">
            <text:p text:style-name="P9">languages/&lt;iso&gt;.yaml <text:s/>(GGT grammar file)</text:p>
          </table:table-cell>
          <table:table-cell table:style-name="Table6.A2" office:value-type="string">
            <text:p text:style-name="P9">ISO code · language name · Guthrie zone · phonology · orthography · special characters</text:p>
          </table:table-cell>
        </table:table-row>
        <table:table-row table:style-name="Table6.1">
          <table:table-cell table:style-name="Table6.A3" office:value-type="string">
            <text:p text:style-name="P9">2 — Pipeline</text:p>
          </table:table-cell>
          <table:table-cell table:style-name="Table6.A3" office:value-type="string">
            <text:p text:style-name="P9">corpus_config.yaml <text:s/>(this project)</text:p>
          </table:table-cell>
          <table:table-cell table:style-name="Table6.A3" office:value-type="string">
            <text:p text:style-name="P9">Chapter words · abbreviations · OCR corrections · single-char morphemes · strip patterns · pipeline toggles</text:p>
          </table:table-cell>
        </table:table-row>
      </table:table>
      <text:p text:style-name="P9"><text:s/></text:p>
      <text:p text:style-name="P18"><text:span text:style-name="T4">KEY RULE: <text:s/></text:span><text:span text:style-name="T3">Never put linguistic data in corpus_config.yaml, and never put corpus-processing settings in the GGT YAML. The GGT grammar files are the authoritative source for all linguistic information.</text:span></text:p>
      <text:p text:style-name="P9"><text:s/></text:p>
      <text:h text:style-name="P10" text:outline-level="2">5.2 corpus_config.yaml structure</text:h>
      <text:p text:style-name="P8">The file has two top-level sections:</text:p>
      <text:p text:style-name="P17">global: <text:s text:c="9"/># baseline applied to every language</text:p>
      <text:p text:style-name="P17"><text:s text:c="2"/>verse_pattern: '...'</text:p>
      <text:p text:style-name="P22"><text:soft-page-break/><text:span text:style-name="T6"><text:s text:c="2"/>punctuation_map: {...}</text:span></text:p>
      <text:p text:style-name="P17"><text:s text:c="2"/>chapter_words: [Chapter, Part, ...]</text:p>
      <text:p text:style-name="P17"><text:s text:c="2"/>book_abbreviations: [Dr, Mr, ...]</text:p>
      <text:p text:style-name="P17"><text:s text:c="2"/>ocr_corrections: {'rn': 'm', ...}</text:p>
      <text:p text:style-name="P17"><text:s text:c="2"/>valid_single_chars: [a, e, i, o, u, n, m]</text:p>
      <text:p text:style-name="P17"><text:s text:c="2"/>extra_special_chars: []</text:p>
      <text:p text:style-name="P17"><text:s text:c="2"/>strip_patterns: []</text:p>
      <text:p text:style-name="P17"><text:s text:c="2"/># Pipeline toggles (true/false)</text:p>
      <text:p text:style-name="P17"><text:s text:c="2"/>remove_urls: true</text:p>
      <text:p text:style-name="P17"><text:s text:c="2"/>filter_single_chars: true</text:p>
      <text:p text:style-name="P17"><text:s text:c="2"/># ... (see Section 5.3)</text:p>
      <text:p text:style-name="P22"/>
      <text:p text:style-name="P17">languages:</text:p>
      <text:p text:style-name="P17"><text:s text:c="2"/>toi: <text:s text:c="26"/># ISO 639-3 code</text:p>
      <text:p text:style-name="P17"><text:s text:c="4"/>ggt_yaml: languages/chitonga.yaml <text:s/># required</text:p>
      <text:p text:style-name="P17"><text:s text:c="4"/>path_keywords: [toi, chitonga, tonga]</text:p>
      <text:p text:style-name="P17"><text:s text:c="4"/>chapter_words: [Matalikilo, Mutatwe]</text:p>
      <text:p text:style-name="P17"><text:s text:c="4"/>book_abbreviations: [Mw, Ba, Sh]</text:p>
      <text:p text:style-name="P17"><text:s text:c="4"/>valid_single_chars: [w, b, y, k]</text:p>
      <text:p text:style-name="P17"><text:s text:c="4"/>extra_special_chars: [ng, ny]</text:p>
      <text:p text:style-name="P17"><text:s text:c="4"/>ocr_corrections:</text:p>
      <text:p text:style-name="P17"><text:s text:c="6"/>'cl': 'ci'</text:p>
      <text:p text:style-name="P17"><text:s text:c="6"/>'0': <text:s/>'o'</text:p>
      <text:p text:style-name="P9"><text:s/></text:p>
      <text:h text:style-name="P10" text:outline-level="2">5.3 Merging rules</text:h>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1">Field</text:p>
            </table:table-cell>
            <table:table-cell table:style-name="Table7.A1" office:value-type="string">
              <text:p text:style-name="P11">Rule</text:p>
            </table:table-cell>
            <table:table-cell table:style-name="Table7.A1" office:value-type="string">
              <text:p text:style-name="P11">Effect</text:p>
            </table:table-cell>
          </table:table-row>
        </table:table-header-rows>
        <table:table-row table:style-name="Table7.1">
          <table:table-cell table:style-name="Table7.A2" office:value-type="string">
            <text:p text:style-name="P9">chapter_words</text:p>
          </table:table-cell>
          <table:table-cell table:style-name="Table7.A2" office:value-type="string">
            <text:p text:style-name="P9">ADDITIVE</text:p>
          </table:table-cell>
          <table:table-cell table:style-name="Table7.A2" office:value-type="string">
            <text:p text:style-name="P9">Language list ∪ global list</text:p>
          </table:table-cell>
        </table:table-row>
        <table:table-row table:style-name="Table7.1">
          <table:table-cell table:style-name="Table7.A3" office:value-type="string">
            <text:p text:style-name="P9">book_abbreviations</text:p>
          </table:table-cell>
          <table:table-cell table:style-name="Table7.A3" office:value-type="string">
            <text:p text:style-name="P9">ADDITIVE</text:p>
          </table:table-cell>
          <table:table-cell table:style-name="Table7.A3" office:value-type="string">
            <text:p text:style-name="P9">Language set ∪ global set</text:p>
          </table:table-cell>
        </table:table-row>
        <table:table-row table:style-name="Table7.1">
          <table:table-cell table:style-name="Table7.A2" office:value-type="string">
            <text:p text:style-name="P9">valid_single_chars</text:p>
          </table:table-cell>
          <table:table-cell table:style-name="Table7.A2" office:value-type="string">
            <text:p text:style-name="P9">ADDITIVE</text:p>
          </table:table-cell>
          <table:table-cell table:style-name="Table7.A2" office:value-type="string">
            <text:p text:style-name="P9">Language set ∪ global set</text:p>
          </table:table-cell>
        </table:table-row>
        <table:table-row table:style-name="Table7.1">
          <table:table-cell table:style-name="Table7.A3" office:value-type="string">
            <text:p text:style-name="P9">extra_special_chars</text:p>
          </table:table-cell>
          <table:table-cell table:style-name="Table7.A3" office:value-type="string">
            <text:p text:style-name="P9">ADDITIVE (ordered)</text:p>
          </table:table-cell>
          <table:table-cell table:style-name="Table7.A3" office:value-type="string">
            <text:p text:style-name="P9">Global list + language list; order preserved</text:p>
          </table:table-cell>
        </table:table-row>
        <table:table-row table:style-name="Table7.1">
          <table:table-cell table:style-name="Table7.A2" office:value-type="string">
            <text:p text:style-name="P9">strip_patterns</text:p>
          </table:table-cell>
          <table:table-cell table:style-name="Table7.A2" office:value-type="string">
            <text:p text:style-name="P9">ADDITIVE (ordered)</text:p>
          </table:table-cell>
          <table:table-cell table:style-name="Table7.A2" office:value-type="string">
            <text:p text:style-name="P9">Global list + language list; order preserved</text:p>
          </table:table-cell>
        </table:table-row>
        <table:table-row table:style-name="Table7.1">
          <table:table-cell table:style-name="Table7.A3" office:value-type="string">
            <text:p text:style-name="P9">ocr_corrections</text:p>
          </table:table-cell>
          <table:table-cell table:style-name="Table7.A3" office:value-type="string">
            <text:p text:style-name="P9">KEY-BY-KEY OVERRIDE</text:p>
          </table:table-cell>
          <table:table-cell table:style-name="Table7.A3" office:value-type="string">
            <text:p text:style-name="P9">Language entry wins for any shared key; global fills the rest</text:p>
          </table:table-cell>
        </table:table-row>
        <table:table-row table:style-name="Table7.1">
          <table:table-cell table:style-name="Table7.A2" office:value-type="string">
            <text:p text:style-name="P9">punctuation_map</text:p>
          </table:table-cell>
          <table:table-cell table:style-name="Table7.A2" office:value-type="string">
            <text:p text:style-name="P9">GLOBAL ONLY</text:p>
          </table:table-cell>
          <table:table-cell table:style-name="Table7.A2" office:value-type="string">
            <text:p text:style-name="P9">Shared across all languages; not overridable per language</text:p>
          </table:table-cell>
        </table:table-row>
        <table:table-row table:style-name="Table7.1">
          <table:table-cell table:style-name="Table7.A3" office:value-type="string">
            <text:p text:style-name="P9">Pipeline toggles</text:p>
          </table:table-cell>
          <table:table-cell table:style-name="Table7.A3" office:value-type="string">
            <text:p text:style-name="P9">GLOBAL ONLY</text:p>
          </table:table-cell>
          <table:table-cell table:style-name="Table7.A3" office:value-type="string">
            <text:p text:style-name="P9">remove_urls, filter_single_chars, fix_hyphenation, etc.</text:p>
          </table:table-cell>
        </table:table-row>
      </table:table>
      <text:p text:style-name="P9"><text:s/></text:p>
      <text:h text:style-name="P10" text:outline-level="2">5.4 Pipeline toggles (global section)</text:h>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1">Key</text:p>
            </table:table-cell>
            <table:table-cell table:style-name="Table8.A1" office:value-type="string">
              <text:p text:style-name="P11">Default</text:p>
            </table:table-cell>
            <table:table-cell table:style-name="Table8.A1" office:value-type="string">
              <text:p text:style-name="P11">Description</text:p>
            </table:table-cell>
          </table:table-row>
        </table:table-header-rows>
        <table:table-row table:style-name="Table8.1">
          <table:table-cell table:style-name="Table8.A2" office:value-type="string">
            <text:p text:style-name="P9">remove_urls</text:p>
          </table:table-cell>
          <table:table-cell table:style-name="Table8.A2" office:value-type="string">
            <text:p text:style-name="P9">true</text:p>
          </table:table-cell>
          <table:table-cell table:style-name="Table8.A2" office:value-type="string">
            <text:p text:style-name="P9">Remove http/https/www URLs from text</text:p>
          </table:table-cell>
        </table:table-row>
        <text:soft-page-break/>
        <table:table-row table:style-name="Table8.1">
          <table:table-cell table:style-name="Table8.A3" office:value-type="string">
            <text:p text:style-name="P9">remove_emails</text:p>
          </table:table-cell>
          <table:table-cell table:style-name="Table8.A3" office:value-type="string">
            <text:p text:style-name="P9">true</text:p>
          </table:table-cell>
          <table:table-cell table:style-name="Table8.A3" office:value-type="string">
            <text:p text:style-name="P9">Remove email addresses</text:p>
          </table:table-cell>
        </table:table-row>
        <table:table-row table:style-name="Table8.1">
          <table:table-cell table:style-name="Table8.A2" office:value-type="string">
            <text:p text:style-name="P9">preserve_bible_text</text:p>
          </table:table-cell>
          <table:table-cell table:style-name="Table8.A2" office:value-type="string">
            <text:p text:style-name="P9">false</text:p>
          </table:table-cell>
          <table:table-cell table:style-name="Table8.A2" office:value-type="string">
            <text:p text:style-name="P9">When true, verse references are NOT stripped even if remove_bible_references is true</text:p>
          </table:table-cell>
        </table:table-row>
        <table:table-row table:style-name="Table8.1">
          <table:table-cell table:style-name="Table8.A3" office:value-type="string">
            <text:p text:style-name="P9">filter_single_chars</text:p>
          </table:table-cell>
          <table:table-cell table:style-name="Table8.A3" office:value-type="string">
            <text:p text:style-name="P9">true</text:p>
          </table:table-cell>
          <table:table-cell table:style-name="Table8.A3" office:value-type="string">
            <text:p text:style-name="P9">Remove single-character tokens not in valid_single_chars</text:p>
          </table:table-cell>
        </table:table-row>
        <table:table-row table:style-name="Table8.1">
          <table:table-cell table:style-name="Table8.A2" office:value-type="string">
            <text:p text:style-name="P9">fix_hyphenation</text:p>
          </table:table-cell>
          <table:table-cell table:style-name="Table8.A2" office:value-type="string">
            <text:p text:style-name="P9">true</text:p>
          </table:table-cell>
          <table:table-cell table:style-name="Table8.A2" office:value-type="string">
            <text:p text:style-name="P9">Rejoin words split by a hyphen across a line break</text:p>
          </table:table-cell>
        </table:table-row>
        <table:table-row table:style-name="Table8.1">
          <table:table-cell table:style-name="Table8.A3" office:value-type="string">
            <text:p text:style-name="P9">normalize_whitespace</text:p>
          </table:table-cell>
          <table:table-cell table:style-name="Table8.A3" office:value-type="string">
            <text:p text:style-name="P9">true</text:p>
          </table:table-cell>
          <table:table-cell table:style-name="Table8.A3" office:value-type="string">
            <text:p text:style-name="P9">Collapse runs of spaces and tabs</text:p>
          </table:table-cell>
        </table:table-row>
        <table:table-row table:style-name="Table8.1">
          <table:table-cell table:style-name="Table8.A2" office:value-type="string">
            <text:p text:style-name="P9">normalize_unicode</text:p>
          </table:table-cell>
          <table:table-cell table:style-name="Table8.A2" office:value-type="string">
            <text:p text:style-name="P9">true</text:p>
          </table:table-cell>
          <table:table-cell table:style-name="Table8.A2" office:value-type="string">
            <text:p text:style-name="P9">Apply NFC Unicode normalisation (NFKD in pristine mode)</text:p>
          </table:table-cell>
        </table:table-row>
        <table:table-row table:style-name="Table8.1">
          <table:table-cell table:style-name="Table8.A3" office:value-type="string">
            <text:p text:style-name="P9">normalize_punctuation</text:p>
          </table:table-cell>
          <table:table-cell table:style-name="Table8.A3" office:value-type="string">
            <text:p text:style-name="P9">true</text:p>
          </table:table-cell>
          <table:table-cell table:style-name="Table8.A3" office:value-type="string">
            <text:p text:style-name="P9">Replace typographic characters using punctuation_map</text:p>
          </table:table-cell>
        </table:table-row>
        <table:table-row table:style-name="Table8.1">
          <table:table-cell table:style-name="Table8.A2" office:value-type="string">
            <text:p text:style-name="P9">process_ocr_artifacts</text:p>
          </table:table-cell>
          <table:table-cell table:style-name="Table8.A2" office:value-type="string">
            <text:p text:style-name="P9">true</text:p>
          </table:table-cell>
          <table:table-cell table:style-name="Table8.A2" office:value-type="string">
            <text:p text:style-name="P9">Apply ocr_corrections substitutions</text:p>
          </table:table-cell>
        </table:table-row>
        <table:table-row table:style-name="Table8.1">
          <table:table-cell table:style-name="Table8.A3" office:value-type="string">
            <text:p text:style-name="P9">protect_citations</text:p>
          </table:table-cell>
          <table:table-cell table:style-name="Table8.A3" office:value-type="string">
            <text:p text:style-name="P9">false</text:p>
          </table:table-cell>
          <table:table-cell table:style-name="Table8.A3" office:value-type="string">
            <text:p text:style-name="P9">Shield 'et al.' and similar from sentence splitting</text:p>
          </table:table-cell>
        </table:table-row>
        <table:table-row table:style-name="Table8.1">
          <table:table-cell table:style-name="Table8.A2" office:value-type="string">
            <text:p text:style-name="P9">min_sentence_length</text:p>
          </table:table-cell>
          <table:table-cell table:style-name="Table8.A2" office:value-type="string">
            <text:p text:style-name="P9">3</text:p>
          </table:table-cell>
          <table:table-cell table:style-name="Table8.A2" office:value-type="string">
            <text:p text:style-name="P9">Discard sentences shorter than this many characters</text:p>
          </table:table-cell>
        </table:table-row>
        <table:table-row table:style-name="Table8.1">
          <table:table-cell table:style-name="Table8.A3" office:value-type="string">
            <text:p text:style-name="P9">max_sentence_length</text:p>
          </table:table-cell>
          <table:table-cell table:style-name="Table8.A3" office:value-type="string">
            <text:p text:style-name="P9">1000</text:p>
          </table:table-cell>
          <table:table-cell table:style-name="Table8.A3" office:value-type="string">
            <text:p text:style-name="P9">Split or truncate sentences exceeding this length</text:p>
          </table:table-cell>
        </table:table-row>
      </table:table>
      <text:p text:style-name="P9"><text:s/></text:p>
      <text:h text:style-name="P15" text:outline-level="1">6. Adding a New Language</text:h>
      <text:p text:style-name="P8">A linguist or educator can add a new language without touching any Python code. The process requires only two YAML edits.</text:p>
      <text:p text:style-name="P9"><text:s/></text:p>
      <text:h text:style-name="P10" text:outline-level="2">Step 1 — Create the GGT grammar YAML</text:h>
      <text:p text:style-name="P8">Place a grammar file in the languages/ directory. At minimum it should contain:</text:p>
      <text:p text:style-name="P17"># languages/nsenga.yaml</text:p>
      <text:p text:style-name="P17">metadata:</text:p>
      <text:p text:style-name="P17"><text:s text:c="2"/>language:</text:p>
      <text:p text:style-name="P17"><text:s text:c="4"/>iso_code: nse</text:p>
      <text:p text:style-name="P17"><text:s text:c="4"/>name: Nsenga</text:p>
      <text:p text:style-name="P17"><text:s text:c="4"/>guthrie: N.41</text:p>
      <text:p text:style-name="P17">phonology:</text:p>
      <text:p text:style-name="P17"><text:s text:c="2"/>vowels: aeiou</text:p>
      <text:p text:style-name="P17"><text:s text:c="2"/>consonants: bcdfghjklmnpqrstvwxyz</text:p>
      <text:p text:style-name="P8">If a GGT grammar file is not yet available, omit the ggt_yaml key — gcbt will derive identity from the corpus_config.yaml block alone.</text:p>
      <text:p text:style-name="P9"><text:s/></text:p>
      <text:h text:style-name="P10" text:outline-level="2">Step 2 — Add a block to corpus_config.yaml</text:h>
      <text:p text:style-name="P8">Under the languages: section, add a block using the ISO code as the key:</text:p>
      <text:p text:style-name="P22"><text:soft-page-break/><text:span text:style-name="T6">languages:</text:span></text:p>
      <text:p text:style-name="P17"><text:s text:c="2"/>... existing languages ...</text:p>
      <text:p text:style-name="P22"/>
      <text:p text:style-name="P17"><text:s text:c="2"/>nse:</text:p>
      <text:p text:style-name="P17"><text:s text:c="4"/>ggt_yaml: languages/nsenga.yaml <text:s text:c="2"/># path to step-1 file</text:p>
      <text:p text:style-name="P17"><text:s text:c="4"/>display_name: 'Nsenga' <text:s text:c="11"/># optional human-readable override</text:p>
      <text:p text:style-name="P17"><text:s text:c="4"/>path_keywords: [nse, nsenga] <text:s text:c="5"/># directory name hints</text:p>
      <text:p text:style-name="P22"/>
      <text:p text:style-name="P17"><text:s text:c="4"/>chapter_words:</text:p>
      <text:p text:style-name="P17"><text:s text:c="6"/>- Mutu <text:s text:c="25"/># language-specific heading word</text:p>
      <text:p text:style-name="P22"/>
      <text:p text:style-name="P17"><text:s text:c="4"/>book_abbreviations:</text:p>
      <text:p text:style-name="P17"><text:s text:c="6"/>- Amai</text:p>
      <text:p text:style-name="P17"><text:s text:c="6"/>- Bambo</text:p>
      <text:p text:style-name="P22"/>
      <text:p text:style-name="P17"><text:s text:c="4"/>valid_single_chars:</text:p>
      <text:p text:style-name="P17"><text:s text:c="6"/>- a <text:s text:c="28"/># only list chars BEYOND the global set</text:p>
      <text:p text:style-name="P22"/>
      <text:p text:style-name="P17"><text:s text:c="4"/>extra_special_chars:</text:p>
      <text:p text:style-name="P17"><text:s text:c="6"/>- ng</text:p>
      <text:p text:style-name="P17"><text:s text:c="6"/>- ny</text:p>
      <text:p text:style-name="P22"/>
      <text:p text:style-name="P17"><text:s text:c="4"/>ocr_corrections:</text:p>
      <text:p text:style-name="P17"><text:s text:c="6"/>'iii': 'ili' <text:s text:c="19"/># language-specific OCR substitutions</text:p>
      <text:p text:style-name="P9"><text:s/></text:p>
      <text:h text:style-name="P10" text:outline-level="2">Step 3 — Restart gcbt</text:h>
      <text:p text:style-name="P8">That is all. No Python changes. On next startup gcbt discovers the new block, merges it with the global defaults, and exposes it as --language nse on the CLI.</text:p>
      <text:p text:style-name="P18"><text:span text:style-name="T4">TIP: <text:s/></text:span><text:span text:style-name="T3">If you omit ggt_yaml, the new language still works — it inherits all global defaults and uses only the fields you specify in the language block.</text:span></text:p>
      <text:p text:style-name="P9"><text:s/></text:p>
      <text:h text:style-name="P15" text:outline-level="1">7. Output Format</text:h>
      <text:h text:style-name="P10" text:outline-level="2">7.1 Directory structure</text:h>
      <text:p text:style-name="P8">Output mirrors the input directory tree exactly. For each source file gcbt creates a .txt and/or .json file in the corresponding output subdirectory.</text:p>
      <text:p text:style-name="P17">input/chitonga/literature/novel1.pdf</text:p>
      <text:p text:style-name="P17"><text:s text:c="2"/>→ <text:s/>output/chitonga/literature/novel1.txt</text:p>
      <text:p text:style-name="P17"><text:s text:c="2"/>→ <text:s/>output/chitonga/literature/novel1.json</text:p>
      <text:p text:style-name="P9"><text:s/></text:p>
      <text:h text:style-name="P10" text:outline-level="2">7.2 .txt output</text:h>
      <text:p text:style-name="P8">One sentence per line, UTF-8 encoded. This is the primary training-data format.</text:p>
      <text:p text:style-name="P22"><text:soft-page-break/><text:span text:style-name="T6">Ndakasiyila amapenda.</text:span></text:p>
      <text:p text:style-name="P17">Bulelo lwamusuna mwaya.</text:p>
      <text:p text:style-name="P17">Bantu bapita kunyika.</text:p>
      <text:p text:style-name="P9"><text:s/></text:p>
      <text:h text:style-name="P10" text:outline-level="2">7.3 .json output</text:h>
      <text:p text:style-name="P8">Metadata block plus the full sentences array, suitable for downstream analytics:</text:p>
      <text:p text:style-name="P17">{</text:p>
      <text:p text:style-name="P17"><text:s text:c="2"/>"filename": "novel1.pdf",</text:p>
      <text:p text:style-name="P17"><text:s text:c="2"/>"language_iso": "toi",</text:p>
      <text:p text:style-name="P17"><text:s text:c="2"/>"language_name": "ChiTonga",</text:p>
      <text:p text:style-name="P17"><text:s text:c="2"/>"subject_category": "literature",</text:p>
      <text:p text:style-name="P17"><text:s text:c="2"/>"original_format": ".pdf",</text:p>
      <text:p text:style-name="P17"><text:s text:c="2"/>"processing_timestamp": "2025-06-01T14:32:00",</text:p>
      <text:p text:style-name="P17"><text:s text:c="2"/>"statistics": {</text:p>
      <text:p text:style-name="P17"><text:s text:c="4"/>"sentence_count": 842,</text:p>
      <text:p text:style-name="P17"><text:s text:c="4"/>"word_count": 7213,</text:p>
      <text:p text:style-name="P17"><text:s text:c="4"/>"character_count": 38420,</text:p>
      <text:p text:style-name="P17"><text:s text:c="4"/>"avg_words_per_sentence": 8.57</text:p>
      <text:p text:style-name="P17"><text:s text:c="2"/>},</text:p>
      <text:p text:style-name="P17"><text:s text:c="2"/>"sentences": ["Ndakasiyila amapenda.", ...]</text:p>
      <text:p text:style-name="P17">}</text:p>
      <text:p text:style-name="P9"><text:s/></text:p>
      <text:h text:style-name="P10" text:outline-level="2">7.4 corpus_manifest.json</text:h>
      <text:p text:style-name="P8">Written to the output root after each run. Groups all output file paths by language ISO code, making it easy for downstream pipelines to find files for a specific language:</text:p>
      <text:p text:style-name="P17">{</text:p>
      <text:p text:style-name="P17"><text:s text:c="2"/>"generated": "2025-06-01T14:35:00",</text:p>
      <text:p text:style-name="P17"><text:s text:c="2"/>"gcbt_version": "4.0",</text:p>
      <text:p text:style-name="P17"><text:s text:c="2"/>"config_source": "/data/corpus_config.yaml",</text:p>
      <text:p text:style-name="P17"><text:s text:c="2"/>"languages": {</text:p>
      <text:p text:style-name="P17"><text:s text:c="4"/>"toi": ["output/chitonga/literature/novel1.txt", ...],</text:p>
      <text:p text:style-name="P17"><text:s text:c="4"/>"bem": ["output/chibemba/bible.txt", ...]</text:p>
      <text:p text:style-name="P17"><text:s text:c="2"/>},</text:p>
      <text:p text:style-name="P17"><text:s text:c="2"/>"stats": {"toi": 12, "bem": 8}</text:p>
      <text:p text:style-name="P17">}</text:p>
      <text:p text:style-name="P9"><text:s/></text:p>
      <text:h text:style-name="P10" text:outline-level="2">7.5 processing_stats.json</text:h>
      <text:p text:style-name="P8">Written to the output root. Contains pipeline performance metrics: files processed, success/failure rate, sentence/word counts, reduction percentage, memory warnings, and per-stage error counts.</text:p>
      <text:p text:style-name="P9"><text:s/></text:p>
      <text:h text:style-name="P19" text:outline-level="1"><text:soft-page-break/><text:span text:style-name="T5">8. Python API</text:span></text:h>
      <text:p text:style-name="P8">gcbt can be embedded in a larger pipeline by importing its classes directly.</text:p>
      <text:h text:style-name="P10" text:outline-level="2">8.1 Basic usage</text:h>
      <text:p text:style-name="P17">from gcbt_v40 import CorpusBuilder, UnifiedConfig</text:p>
      <text:p text:style-name="P17">from pathlib import Path</text:p>
      <text:p text:style-name="P22"/>
      <text:p text:style-name="P17">config <text:s text:c="2"/>= UnifiedConfig(language='toi')</text:p>
      <text:p text:style-name="P17">pipeline = CorpusBuilder(config)</text:p>
      <text:p text:style-name="P17">pipeline.process_directory(Path('input/'), Path('output/'))</text:p>
      <text:p text:style-name="P17">print(pipeline.get_stats())</text:p>
      <text:p text:style-name="P9"><text:s/></text:p>
      <text:h text:style-name="P10" text:outline-level="2">8.2 Custom config</text:h>
      <text:p text:style-name="P17">from gcbt_v40 import UnifiedConfig, CleaningConfig, SegmentationConfig</text:p>
      <text:p text:style-name="P22"/>
      <text:p text:style-name="P17">config = UnifiedConfig(</text:p>
      <text:p text:style-name="P17"><text:s text:c="4"/>language='bem',</text:p>
      <text:p text:style-name="P17"><text:s text:c="4"/>corpus_config_file='/data/my_corpus_config.yaml',</text:p>
      <text:p text:style-name="P17"><text:s text:c="4"/>cleaning=CleaningConfig(</text:p>
      <text:p text:style-name="P17"><text:s text:c="8"/>remove_bible_references=True,</text:p>
      <text:p text:style-name="P17"><text:s text:c="8"/>filter_single_chars=True,</text:p>
      <text:p text:style-name="P17"><text:s text:c="4"/>),</text:p>
      <text:p text:style-name="P17"><text:s text:c="4"/>segmentation=SegmentationConfig(</text:p>
      <text:p text:style-name="P17"><text:s text:c="8"/>min_sentence_length=5,</text:p>
      <text:p text:style-name="P17"><text:s text:c="4"/>),</text:p>
      <text:p text:style-name="P17">)</text:p>
      <text:p text:style-name="P9"><text:s/></text:p>
      <text:h text:style-name="P10" text:outline-level="2">8.3 Using a preset</text:h>
      <text:p text:style-name="P17">config = UnifiedConfig.preset_aggressive(language='nya')</text:p>
      <text:p text:style-name="P17"># or: preset_minimal, preset_standard, preset_pristine</text:p>
      <text:p text:style-name="P9"><text:s/></text:p>
      <text:h text:style-name="P10" text:outline-level="2">8.4 Hot-reloading language profiles</text:h>
      <text:p text:style-name="P17">from gcbt_v40 import reload_profiles</text:p>
      <text:p text:style-name="P17">reload_profiles('/data/updated_corpus_config.yaml')</text:p>
      <text:p text:style-name="P8">This updates the module-level LANGUAGE_PROFILES registry in place. Subsequent CorpusBuilder instances will use the new profiles. Existing instances are unaffected.</text:p>
      <text:p text:style-name="P9"><text:s/></text:p>
      <text:h text:style-name="P10" text:outline-level="2">8.5 Backward-compatibility aliases</text:h>
      <text:p text:style-name="P8">The following aliases are preserved for scripts written against earlier versions:</text:p>
      <table:table table:name="Table9" table:style-name="Table9">
        <table:table-column table:style-name="Table9.A"/>
        <table:table-column table:style-name="Table9.B"/>
        <table:table-header-rows>
          <text:soft-page-break/>
          <table:table-row table:style-name="Table9.1">
            <table:table-cell table:style-name="Table9.A1" office:value-type="string">
              <text:p text:style-name="P11">Alias</text:p>
            </table:table-cell>
            <table:table-cell table:style-name="Table9.A1" office:value-type="string">
              <text:p text:style-name="P11">Resolves to</text:p>
            </table:table-cell>
          </table:table-row>
        </table:table-header-rows>
        <table:table-row table:style-name="Table9.1">
          <table:table-cell table:style-name="Table9.A2" office:value-type="string">
            <text:p text:style-name="P9">CorpusProcessingPipeline</text:p>
          </table:table-cell>
          <table:table-cell table:style-name="Table9.A2" office:value-type="string">
            <text:p text:style-name="P9">CorpusBuilder</text:p>
          </table:table-cell>
        </table:table-row>
        <table:table-row table:style-name="Table9.1">
          <table:table-cell table:style-name="Table9.A3" office:value-type="string">
            <text:p text:style-name="P9">GobeloCorpusBuilder</text:p>
          </table:table-cell>
          <table:table-cell table:style-name="Table9.A3" office:value-type="string">
            <text:p text:style-name="P9">CorpusBuilder</text:p>
          </table:table-cell>
        </table:table-row>
        <table:table-row table:style-name="Table9.1">
          <table:table-cell table:style-name="Table9.A2" office:value-type="string">
            <text:p text:style-name="P9">ChitongaTextCleaner</text:p>
          </table:table-cell>
          <table:table-cell table:style-name="Table9.A2" office:value-type="string">
            <text:p text:style-name="P9">TextCleaner</text:p>
          </table:table-cell>
        </table:table-row>
        <table:table-row table:style-name="Table9.1">
          <table:table-cell table:style-name="Table9.A3" office:value-type="string">
            <text:p text:style-name="P9">fix_ocr_errors (method)</text:p>
          </table:table-cell>
          <table:table-cell table:style-name="Table9.A3" office:value-type="string">
            <text:p text:style-name="P9">TextCleaner.fix_ocr_corrections()</text:p>
          </table:table-cell>
        </table:table-row>
      </table:table>
      <text:p text:style-name="P9"><text:s/></text:p>
      <text:h text:style-name="P15" text:outline-level="1">9. Language Auto-Detection</text:h>
      <text:p text:style-name="P8">When --language auto is used (the default), gcbt inspects the full file path — both the directory names and the filename — for substrings matching each language profile's path_keywords list.</text:p>
      <text:h text:style-name="P10" text:outline-level="2">9.1 Detection priority</text:h>
      <text:list text:continue-list="list1033222243" text:style-name="WWNum2">
        <text:list-item>
          <text:p text:style-name="P23">All parent directory names are scanned, deepest first.</text:p>
        </text:list-item>
        <text:list-item>
          <text:p text:style-name="P23">The filename itself is scanned.</text:p>
        </text:list-item>
        <text:list-item>
          <text:p text:style-name="P24">If no keyword matches, the universal 'und' profile is used.</text:p>
        </text:list-item>
      </text:list>
      <text:h text:style-name="P10" text:outline-level="2">9.2 Examples</text:h>
      <table:table table:name="Table10" table:style-name="Table10">
        <table:table-column table:style-name="Table10.A"/>
        <table:table-column table:style-name="Table10.B"/>
        <table:table-header-rows>
          <table:table-row table:style-name="Table10.1">
            <table:table-cell table:style-name="Table10.A1" office:value-type="string">
              <text:p text:style-name="P11">Path</text:p>
            </table:table-cell>
            <table:table-cell table:style-name="Table10.A1" office:value-type="string">
              <text:p text:style-name="P11">Detected language</text:p>
            </table:table-cell>
          </table:table-row>
        </table:table-header-rows>
        <table:table-row table:style-name="Table10.1">
          <table:table-cell table:style-name="Table10.A2" office:value-type="string">
            <text:p text:style-name="P9">/corpus/chitonga/literature/novel.pdf</text:p>
          </table:table-cell>
          <table:table-cell table:style-name="Table10.A2" office:value-type="string">
            <text:p text:style-name="P9">toi <text:s/>(keyword: chitonga)</text:p>
          </table:table-cell>
        </table:table-row>
        <table:table-row table:style-name="Table10.1">
          <table:table-cell table:style-name="Table10.A3" office:value-type="string">
            <text:p text:style-name="P9">/corpus/chibemba/bible.txt</text:p>
          </table:table-cell>
          <table:table-cell table:style-name="Table10.A3" office:value-type="string">
            <text:p text:style-name="P9">bem <text:s/>(keyword: chibemba)</text:p>
          </table:table-cell>
        </table:table-row>
        <table:table-row table:style-name="Table10.1">
          <table:table-cell table:style-name="Table10.A2" office:value-type="string">
            <text:p text:style-name="P9">/corpus/silozi/proverbs.txt</text:p>
          </table:table-cell>
          <table:table-cell table:style-name="Table10.A2" office:value-type="string">
            <text:p text:style-name="P9">loz <text:s/>(keyword: silozi)</text:p>
          </table:table-cell>
        </table:table-row>
        <table:table-row table:style-name="Table10.1">
          <table:table-cell table:style-name="Table10.A3" office:value-type="string">
            <text:p text:style-name="P9">/data/mixed/document.pdf</text:p>
          </table:table-cell>
          <table:table-cell table:style-name="Table10.A3" office:value-type="string">
            <text:p text:style-name="P9">und <text:s/>(no keyword match)</text:p>
          </table:table-cell>
        </table:table-row>
      </table:table>
      <text:p text:style-name="P9"><text:s/></text:p>
      <text:p text:style-name="P18"><text:span text:style-name="T4">TIP: <text:s/></text:span><text:span text:style-name="T3">Name your corpus directories after the language (chitonga/, silozi/, etc.) and gcbt will never need a --language flag.</text:span></text:p>
      <text:p text:style-name="P9"><text:s/></text:p>
      <text:h text:style-name="P15" text:outline-level="1">10. Troubleshooting</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1">Symptom</text:p>
            </table:table-cell>
            <table:table-cell table:style-name="Table11.A1" office:value-type="string">
              <text:p text:style-name="P11">Likely cause</text:p>
            </table:table-cell>
            <table:table-cell table:style-name="Table11.A1" office:value-type="string">
              <text:p text:style-name="P11">Fix</text:p>
            </table:table-cell>
          </table:table-row>
        </table:table-header-rows>
        <table:table-row table:style-name="Table11.1">
          <table:table-cell table:style-name="Table11.A2" office:value-type="string">
            <text:p text:style-name="P9">ConfigError: corpus_config.yaml not found</text:p>
          </table:table-cell>
          <table:table-cell table:style-name="Table11.A2" office:value-type="string">
            <text:p text:style-name="P9">Run from wrong directory or missing file</text:p>
          </table:table-cell>
          <table:table-cell table:style-name="Table11.A2" office:value-type="string">
            <text:p text:style-name="P9">Use --corpus-config /full/path/to/corpus_config.yaml</text:p>
          </table:table-cell>
        </table:table-row>
        <table:table-row table:style-name="Table11.1">
          <table:table-cell table:style-name="Table11.A3" office:value-type="string">
            <text:p text:style-name="P9">PyYAML not installed</text:p>
          </table:table-cell>
          <table:table-cell table:style-name="Table11.A3" office:value-type="string">
            <text:p text:style-name="P9">PyYAML missing</text:p>
          </table:table-cell>
          <table:table-cell table:style-name="Table11.A3" office:value-type="string">
            <text:p text:style-name="P9">pip install PyYAML</text:p>
          </table:table-cell>
        </table:table-row>
        <table:table-row table:style-name="Table11.1">
          <table:table-cell table:style-name="Table11.A2" office:value-type="string">
            <text:p text:style-name="P9">All files detected as 'und'</text:p>
          </table:table-cell>
          <table:table-cell table:style-name="Table11.A2" office:value-type="string">
            <text:p text:style-name="P9">path_keywords not set for the language</text:p>
          </table:table-cell>
          <table:table-cell table:style-name="Table11.A2" office:value-type="string">
            <text:p text:style-name="P9">Add path_keywords to the language block in corpus_config.yaml</text:p>
          </table:table-cell>
        </table:table-row>
        <table:table-row table:style-name="Table11.1">
          <table:table-cell table:style-name="Table11.A3" office:value-type="string">
            <text:p text:style-name="P9">Output sentences contain 'Gen 1:1' references</text:p>
          </table:table-cell>
          <table:table-cell table:style-name="Table11.A3" office:value-type="string">
            <text:p text:style-name="P9">Bible references not being stripped</text:p>
          </table:table-cell>
          <table:table-cell table:style-name="Table11.A3" office:value-type="string">
            <text:p text:style-name="P9">Set remove_bible_references: true in CleaningConfig or use --preserve-bible to intentionally keep them</text:p>
          </table:table-cell>
        </table:table-row>
        <text:soft-page-break/>
        <table:table-row table:style-name="Table11.1">
          <table:table-cell table:style-name="Table11.A2" office:value-type="string">
            <text:p text:style-name="P9">SRT subtitles include timecodes in output</text:p>
          </table:table-cell>
          <table:table-cell table:style-name="Table11.A2" office:value-type="string">
            <text:p text:style-name="P9">File processed by wrong extractor</text:p>
          </table:table-cell>
          <table:table-cell table:style-name="Table11.A2" office:value-type="string">
            <text:p text:style-name="P9">Check that SRTProcessor is registered before TXTProcessor in ProcessorFactory (fixed in v4.0)</text:p>
          </table:table-cell>
        </table:table-row>
        <table:table-row table:style-name="Table11.1">
          <table:table-cell table:style-name="Table11.A3" office:value-type="string">
            <text:p text:style-name="P9">Empty output for a file</text:p>
          </table:table-cell>
          <table:table-cell table:style-name="Table11.A3" office:value-type="string">
            <text:p text:style-name="P9">File too short after cleaning, or extraction failed</text:p>
          </table:table-cell>
          <table:table-cell table:style-name="Table11.A3" office:value-type="string">
            <text:p text:style-name="P9">Check logs/ directory; try --log-level DEBUG; try --preset minimal</text:p>
          </table:table-cell>
        </table:table-row>
        <table:table-row table:style-name="Table11.1">
          <table:table-cell table:style-name="Table11.A2" office:value-type="string">
            <text:p text:style-name="P9">Memory warnings in log</text:p>
          </table:table-cell>
          <table:table-cell table:style-name="Table11.A2" office:value-type="string">
            <text:p text:style-name="P9">Large files exceed --max-memory limit</text:p>
          </table:table-cell>
          <table:table-cell table:style-name="Table11.A2" office:value-type="string">
            <text:p text:style-name="P9">Increase --max-memory or reduce --max-file-size</text:p>
          </table:table-cell>
        </table:table-row>
        <table:table-row table:style-name="Table11.1">
          <table:table-cell table:style-name="Table11.A3" office:value-type="string">
            <text:p text:style-name="P9">'no' missing from abbreviations</text:p>
          </table:table-cell>
          <table:table-cell table:style-name="Table11.A3" office:value-type="string">
            <text:p text:style-name="P9">Unquoted 'no' in YAML parsed as boolean</text:p>
          </table:table-cell>
          <table:table-cell table:style-name="Table11.A3" office:value-type="string">
            <text:p text:style-name="P9">Always quote it: - "no" in corpus_config.yaml</text:p>
          </table:table-cell>
        </table:table-row>
      </table:table>
      <text:p text:style-name="P9"><text:s/></text:p>
      <text:h text:style-name="P15" text:outline-level="1">11. Version History</text:h>
      <table:table table:name="Table12" table:style-name="Table12">
        <table:table-column table:style-name="Table12.A"/>
        <table:table-column table:style-name="Table12.B"/>
        <table:table-header-rows>
          <table:table-row table:style-name="Table12.1">
            <table:table-cell table:style-name="Table12.A1" office:value-type="string">
              <text:p text:style-name="P11">Version</text:p>
            </table:table-cell>
            <table:table-cell table:style-name="Table12.A1" office:value-type="string">
              <text:p text:style-name="P11">Key changes</text:p>
            </table:table-cell>
          </table:table-row>
        </table:table-header-rows>
        <table:table-row table:style-name="Table12.1">
          <table:table-cell table:style-name="Table12.A2" office:value-type="string">
            <text:p text:style-name="P9">v4.0 (current)</text:p>
          </table:table-cell>
          <table:table-cell table:style-name="Table12.A2" office:value-type="string">
            <text:p text:style-name="P9">Two-layer YAML architecture · CorpusConfigLoader · LanguageProfile has no hardcoded data · all corpus_config.yaml keys renamed to correct names (book_abbreviations, ocr_corrections) · new fields: extra_special_chars, strip_patterns, display_name, path_keywords · SRTProcessor (timecode stripping) · TextPatterns.verse_reference() live method · clean() reads config.cleaning.* exclusively · UnifiedConfig syncs toggles from YAML</text:p>
          </table:table-cell>
        </table:table-row>
        <table:table-row table:style-name="Table12.1">
          <table:table-cell table:style-name="Table12.A3" office:value-type="string">
            <text:p text:style-name="P9">v3.0</text:p>
          </table:table-cell>
          <table:table-cell table:style-name="Table12.A3" office:value-type="string">
            <text:p text:style-name="P9">CorpusBuilder · LanguageProfile dataclass · 7-language registry hardcoded in Python · auto-detect from path · universal Bible verse regex · language-aware abbreviation sets</text:p>
          </table:table-cell>
        </table:table-row>
        <table:table-row table:style-name="Table12.1">
          <table:table-cell table:style-name="Table12.A2" office:value-type="string">
            <text:p text:style-name="P9">v2.2</text:p>
          </table:table-cell>
          <table:table-cell table:style-name="Table12.A2" office:value-type="string">
            <text:p text:style-name="P9">ChitongaCleaner · CorpusProcessingPipeline · Bible book list filter · Chitonga-only</text:p>
          </table:table-cell>
        </table:table-row>
      </table:table>
      <text:p text:style-name="P9"><tex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1pt" fo:language="en" fo:country="ZM"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Arial" fo:font-size="11pt" fo:language="en" fo:country="ZM"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class="chapter">
      <style:text-properties fo:font-size="28pt" style:font-size-asian="28pt" style:font-size-complex="28pt"/>
    </style:style>
    <style:style style:name="Heading_20_1" style:display-name="Heading 1" style:family="paragraph" style:parent-style-name="Heading" style:default-outline-level="1" style:list-style-name="" style:class="chapter">
      <style:paragraph-properties fo:margin-top="0.3335in" fo:margin-bottom="0.111in" style:contextual-spacing="false"/>
      <style:text-properties fo:color="#1b3a5c" loext:opacity="100%" style:font-name="Arial1" fo:font-family="Arial" style:font-family-generic="swiss" style:font-pitch="variable" fo:font-size="18pt" fo:font-weight="bold" style:font-name-asian="Arial2" style:font-family-asian="Arial" style:font-family-generic-asian="system" style:font-pitch-asian="variable" style:font-size-asian="18pt" style:font-weight-asian="bold" style:font-name-complex="Arial2" style:font-family-complex="Arial" style:font-family-generic-complex="system" style:font-pitch-complex="variable" style:font-size-complex="18pt" style:font-weight-complex="bold"/>
    </style:style>
    <style:style style:name="Heading_20_2" style:display-name="Heading 2" style:family="paragraph" style:parent-style-name="Heading" style:default-outline-level="2" style:list-style-name="" style:class="chapter">
      <style:paragraph-properties fo:margin-top="0.222in" fo:margin-bottom="0.0835in" style:contextual-spacing="false"/>
      <style:text-properties fo:color="#1b3a5c" loext:opacity="100%" style:font-name="Arial1" fo:font-family="Arial" style:font-family-generic="swiss" style:font-pitch="variable" fo:font-size="14pt" fo:font-weight="bold" style:font-name-asian="Arial2" style:font-family-asian="Arial"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Heading_20_3" style:display-name="Heading 3" style:family="paragraph" style:parent-style-name="Heading" style:default-outline-level="3" style:list-style-name="" style:class="chapter">
      <style:paragraph-properties fo:margin-top="0.139in" fo:margin-bottom="0.0555in" style:contextual-spacing="false"/>
      <style:text-properties fo:color="#0f6e56" loext:opacity="100%" style:font-name="Arial1" fo:font-family="Arial" style:font-family-generic="swiss" style:font-pitch="variable" fo:font-size="12pt" fo:font-weight="bold" style:font-name-asian="Arial2" style:font-family-asian="Arial"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style>
    <style:style style:name="Heading_20_4" style:display-name="Heading 4" style:family="paragraph" style:parent-style-name="Heading" style:class="chapter">
      <style:text-properties fo:color="#2e74b5" loext:opacity="100%" fo:font-style="italic" style:font-style-asian="italic" style:font-style-complex="italic"/>
    </style:style>
    <style:style style:name="Heading_20_5" style:display-name="Heading 5" style:family="paragraph" style:parent-style-name="Heading" style:class="chapter">
      <style:text-properties fo:color="#2e74b5" loext:opacity="100%"/>
    </style:style>
    <style:style style:name="Heading_20_6" style:display-name="Heading 6" style:family="paragraph" style:parent-style-name="Heading" style:class="chapter">
      <style:text-properties fo:color="#1f4d78" loext:opacity="100%"/>
    </style:style>
    <style:style style:name="Strong_20_Emphasis" style:display-name="Strong Emphasis" style:family="paragraph">
      <style:text-properties fo:font-weight="bold" style:font-weight-asian="bold" style:font-weight-complex="bold"/>
    </style:style>
    <style:style style:name="List_20_Paragraph" style:display-name="List Paragraph" style:family="paragraph"/>
    <style:style style:name="Footnote" style:family="paragraph" style:parent-style-name="Standard" loext:linked-style-name="Footnote_20_Text_20_Char" style:class="extra">
      <style:paragraph-properties fo:margin-top="0in" fo:margin-bottom="0in" style:contextual-spacing="false" fo:line-height="100%"/>
      <style:text-properties fo:font-size="10pt" style:font-size-asian="10pt" style:font-size-complex="10pt"/>
    </style:style>
    <style:style style:name="Endnote" style:family="paragraph" style:parent-style-name="Standard" loext:linked-style-name="Endnote_20_Text_20_Char" style:class="extra">
      <style:paragraph-properties fo:margin-top="0in" fo:margin-bottom="0in" style:contextual-spacing="false" fo:line-height="100%"/>
      <style:text-properties fo:font-size="10pt" style:font-size-asian="10pt" style:font-size-complex="10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563c1" loext:opacity="100%" style:text-underline-style="solid" style:text-underline-width="auto" style:text-underline-color="font-color"/>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Footnote_20_Text_20_Char" style:display-name="Footnote Text Char" style:family="text" loext:linked-style-name="Footnote">
      <style:text-properties fo:font-size="10pt" style:font-size-asian="10pt" style:font-size-complex="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Endnote_20_Text_20_Char" style:display-name="Endnote Text Char" style:family="text" loext:linked-style-name="Endnote">
      <style:text-properties fo:font-size="10pt" style:font-size-asian="10pt" style:font-size-complex="10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1665in" fo:margin-left="0.333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1" loext:num-list-format="•" style:num-suffix="•" text:bullet-char="•">
        <style:list-level-properties text:list-level-position-and-space-mode="label-alignment">
          <style:list-level-label-alignment text:label-followed-by="listtab" fo:text-indent="-0.1665in" fo:margin-left="0.3335in"/>
        </style:list-level-properties>
      </text:list-level-style-bullet>
      <text:list-level-style-bullet text:level="2" text:style-name="ListLabel_20_12" loext:num-list-format="◦" style:num-suffix="◦" text:bullet-char="◦">
        <style:list-level-properties text:list-level-position-and-space-mode="label-alignment">
          <style:list-level-label-alignment text:label-followed-by="listtab" fo:text-indent="-0.1665in" fo:margin-left="0.6665in"/>
        </style:list-level-properties>
      </text:list-level-style-bullet>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margin-top="0in" fo:margin-bottom="0in" style:contextual-spacing="false" fo:padding-left="0in" fo:padding-right="0in" fo:padding-top="0in" fo:padding-bottom="0.0555in" fo:border-left="none" fo:border-right="none" fo:border-top="none" fo:border-bottom="0.51pt solid #d0d7de"/>
    </style:style>
    <style:style style:name="MP2" style:family="paragraph" style:parent-style-name="Standard">
      <style:paragraph-properties fo:margin-top="0in" fo:margin-bottom="0in" style:contextual-spacing="false" fo:padding-left="0in" fo:padding-right="0in" fo:padding-top="0.0555in" fo:padding-bottom="0in" fo:border-left="none" fo:border-right="none" fo:border-top="0.51pt solid #d0d7de" fo:border-bottom="none"/>
    </style:style>
    <style:style style:name="MT1" style:family="text">
      <style:text-properties fo:color="#1b3a5c" loext:opacity="100%" style:font-name="Arial" fo:font-size="11pt" fo:font-weight="bold" style:font-name-asian="Arial2" style:font-size-asian="11pt" style:font-weight-asian="bold" style:font-name-complex="Arial2" style:font-size-complex="11pt" style:font-weight-complex="bold"/>
    </style:style>
    <style:style style:name="MT2" style:family="text">
      <style:text-properties fo:color="#777777" loext:opacity="100%" style:font-name="Arial" fo:font-size="11pt" style:font-name-asian="Arial2" style:font-size-asian="11pt" style:font-name-complex="Arial2" style:font-size-complex="11pt"/>
    </style:style>
    <style:style style:name="MT3" style:family="text">
      <style:text-properties fo:color="#999999" loext:opacity="100%" style:font-name="Arial" fo:font-size="9pt" style:font-name-asian="Arial2" style:font-size-asian="9pt" style:font-name-complex="Arial2" style:font-size-complex="9pt"/>
    </style:style>
    <style:page-layout style:name="Mpm1">
      <style:page-layout-properties fo:page-width="8.5in" fo:page-height="11in" style:num-format="1" style:print-orientation="portrait" fo:margin-top="0.4917in" fo:margin-bottom="0.4917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583in" fo:margin-left="0in" fo:margin-right="0in" fo:margin-bottom="0.2189in" style:dynamic-spacing="true"/>
      </style:header-style>
      <style:footer-style>
        <style:header-footer-properties fo:min-height="0.2583in" fo:margin-left="0in" fo:margin-right="0in" fo:margin-top="0.2189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Gobelo Corpus Builder Toolkit</text:span><text:span text:style-name="MT2"> <text:s text:c="2"/>v4.0 — User Manual</text:span></text:p>
      </style:header>
      <style:footer>
        <text:p text:style-name="MP2"><text:span text:style-name="MT3">Gobelo Grammar Toolkit / GGT <text:s/>· <text:s/>MIT License <text:s text:c="4"/>Page </text:span><text:page-number text:select-page="current">1</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Un-named</meta:initial-creator>
    <meta:editing-cycles>2</meta:editing-cycles>
    <meta:creation-date>2026-04-02T17:20:48.718000000</meta:creation-date>
    <dc:date>2026-04-03T13:00:29.501514700</dc:date>
    <meta:generator>LibreOffice/25.2.7.2$Windows_X86_64 LibreOffice_project/5cbfd1ab6520636bb5f7b99185aa69bd7456825d</meta:generator>
    <meta:editing-duration>PT1H35M24S</meta:editing-duration>
    <meta:document-statistic meta:table-count="12" meta:image-count="0" meta:object-count="0" meta:page-count="13" meta:paragraph-count="560" meta:word-count="2227" meta:character-count="16744" meta:non-whitespace-character-count="14499"/>
  </office:meta>
</office:document-meta>
</file>